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Preformatted_20_Text">
      <style:text-properties fo:font-weight="bold" style:font-weight-asian="bold" style:font-weight-complex="bold"/>
    </style:style>
    <style:style style:name="P10" style:family="paragraph" style:parent-style-name="Preformatted_20_Text">
      <style:text-properties fo:font-style="italic" style:font-style-asian="italic" style:font-style-complex="italic"/>
    </style:style>
    <style:style style:name="P11" style:family="paragraph" style:parent-style-name="Preformatted_20_Text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Preformatted_20_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Preformatted_20_Text">
      <style:paragraph-properties fo:margin-top="0cm" fo:margin-bottom="0.499cm"/>
    </style:style>
    <style:style style:name="P14" style:family="paragraph" style:parent-style-name="Preformatted_20_Text">
      <style:paragraph-properties fo:margin-left="1.251cm" fo:margin-right="0cm" fo:text-indent="0cm" style:auto-text-indent="false"/>
      <style:text-properties fo:font-size="6pt" style:font-size-asian="6pt" style:font-size-complex="6pt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/>
      <text:p text:style-name="P3">jobsched_cmd user guide</text:p>
      <text:p text:style-name="P4">A component of Mark Dickinsons Unix Job Scheduler</text:p>
      <text:p text:style-name="P7"/>
      <text:p text:style-name="P7"/>
      <text:p text:style-name="P7"/>
      <text:p text:style-name="P7"/>
      <text:p text:style-name="P7"/>
      <text:p text:style-name="P7">This manual covers the use of the command line interface to Mark Dickinsons unix Job Scheduler.</text:p>
      <text:p text:style-name="P7">This manual is for version V1.13 of Marks Job Scheduler</text:p>
      <text:p text:style-name="P7"/>
      <text:p text:style-name="P7"/>
      <text:p text:style-name="P7"/>
      <text:p text:style-name="P7"/>
      <text:p text:style-name="P7"/>
      <text:p text:style-name="P5">Other reference material available</text:p>
      <text:p text:style-name="P7">Job Scheduler Daemon Configuration Manual</text:p>
      <text:p text:style-name="P7">Job Scheduler Messages Manual</text:p>
      <text:p text:style-name="P7">Job Scheduler Security Manual</text:p>
      <text:p text:style-name="P7">Job Scheduler Utilities Manual (jobsched_take_snapshot/jobutil)</text:p>
      <text:p text:style-name="P7">GPLV2 license is at http://www.gnu.org/licenses/gpl-2.0.htm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ark Dickinsons Unix Job Scheduler is copyright Mark Dickinson, 2001-2011</text:p>
      <text:p text:style-name="P6">Tested under Linux (Fedora, CentOS), and Solaris (2.8, 10 and OpenSolaris)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1. What this jobsched_cmd program is<text:tab/>4</text:p>
          <text:p text:style-name="P15">2. Security issues through use of this program<text:tab/>5</text:p>
          <text:p text:style-name="P16">2.1 Issues that exist currently<text:tab/>5</text:p>
          <text:p text:style-name="P16">2.2 Security that has been implemented IN THE SERVER so far<text:tab/>5</text:p>
          <text:p text:style-name="P16">2.3 Recommended security settings<text:tab/>6</text:p>
          <text:p text:style-name="P16">2.4 Default users<text:tab/>6</text:p>
          <text:p text:style-name="P15">3. Syntax for running the jobsched_cmd program<text:tab/>7</text:p>
          <text:p text:style-name="P15">4. User definition and management<text:tab/>8</text:p>
          <text:p text:style-name="P16"><text:s text:c="4"/>4.4 User Management<text:tab/>8</text:p>
          <text:p text:style-name="P17"><text:s text:c="7"/>4.4.1 Adding new users<text:tab/>8</text:p>
          <text:p text:style-name="P17"><text:s text:c="7"/>4.4.2 Deleting a user<text:tab/>9</text:p>
          <text:p text:style-name="P17"><text:s text:c="7"/>4.4.3 Changing a user password<text:tab/>9</text:p>
          <text:p text:style-name="P17"><text:s text:c="7"/>4.4.4 Displaying a user record<text:tab/>9</text:p>
          <text:p text:style-name="P15">5. Job definition and management<text:tab/>10</text:p>
          <text:p text:style-name="P16"><text:s text:c="3"/>5.0 Who can define and delete jobs<text:tab/>10</text:p>
          <text:p text:style-name="P16"><text:s text:c="3"/>5.1 Defining a job, syntax and considerations<text:tab/>10</text:p>
          <text:p text:style-name="P17"><text:s text:c="6"/>5.1.1 Job definition syntax<text:tab/>10</text:p>
          <text:p text:style-name="P17"><text:s text:c="6"/>5.1.2 Special parameters a job may use<text:tab/>11</text:p>
          <text:p text:style-name="P17"><text:s text:c="6"/>5.1.3 Examples<text:tab/>12</text:p>
          <text:p text:style-name="P17"><text:s text:c="5"/>5.1.4 Reserved and Special Job Names<text:tab/>12</text:p>
          <text:p text:style-name="P16"><text:s text:c="3"/>5.2 Deleting a job<text:tab/>13</text:p>
          <text:p text:style-name="P16"><text:s text:c="3"/>5.3 Displaying a list of defined jobs<text:tab/>13</text:p>
          <text:p text:style-name="P16"><text:s text:c="3"/>5.4 Displaying a defined jobs details<text:tab/>13</text:p>
          <text:p text:style-name="P16"><text:s text:c="3"/>5.5 Submitting a job, manually (and why it may be bad)<text:tab/>13</text:p>
          <text:p text:style-name="P16"><text:s text:c="3"/>5.6 Automatic scheduling on of jobs, how it works<text:tab/>14</text:p>
          <text:p text:style-name="P15">6. Calendar Functionality<text:tab/>15</text:p>
          <text:p text:style-name="P16"><text:s text:c="3"/>6.1 Calendar functionality overview<text:tab/>15</text:p>
          <text:p text:style-name="P16"><text:s text:c="3"/>6.2 The FORMAT function used to define dates<text:tab/>15</text:p>
          <text:p text:style-name="P16"><text:s text:c="3"/>6.3 Adding Calendar Entries<text:tab/>15</text:p>
          <text:p text:style-name="P16"><text:s text:c="3"/>6.4 Changing Calendar Values<text:tab/>16</text:p>
          <text:p text:style-name="P17"><text:s text:c="6"/>6.4.1 Adding extra days into a calendar<text:tab/>16</text:p>
          <text:p text:style-name="P17"><text:s text:c="6"/>6.4.2 Removing days from a calendar<text:tab/>16</text:p>
          <text:p text:style-name="P16"><text:s text:c="6"/>6.5 Deleting a calendar entry<text:tab/>17</text:p>
          <text:p text:style-name="P16"><text:s text:c="6"/>6.6 Listing all calendar entries<text:tab/>17</text:p>
          <text:p text:style-name="P16"><text:s text:c="6"/>6.7 Displaying details of a calendar<text:tab/>17</text:p>
          <text:p text:style-name="P15">7. Managing jobs in alert status<text:tab/>18</text:p>
          <text:p text:style-name="P16"><text:s text:c="3"/>7.1 Displaying the alert queue<text:tab/>18</text:p>
          <text:p text:style-name="P17"><text:s text:c="6"/>7.1.1 Display all jobs on the alert queue<text:tab/>18</text:p>
          <text:p text:style-name="P17"><text:s text:c="6"/>7.1.2 Display details for a specific alert<text:tab/>18</text:p>
          <text:p text:style-name="P16"><text:s text:c="3"/>7.2 Acknowledging an alert<text:tab/>18</text:p>
          <text:p text:style-name="P16"><text:s text:c="3"/>7.3 Restarting a failed job<text:tab/>19</text:p>
          <text:p text:style-name="P16"><text:s text:c="3"/>7.4 Forcing a job from alert status to OK status<text:tab/>19</text:p>
          <text:p text:style-name="P15">8. Dependency queue management<text:tab/>21</text:p>
          <text:p text:style-name="P16"><text:s text:c="2"/>8.1 Listing all dependencies on the dependency queue<text:tab/>21</text:p>
          <text:p text:style-name="P16"><text:soft-page-break/><text:s text:c="2"/>8.2 List what jobs are waiting on a dependency name<text:tab/>21</text:p>
          <text:p text:style-name="P16"><text:s text:c="2"/>8.3 Clearing all dependencies for a specific job<text:tab/>21</text:p>
          <text:p text:style-name="P16"><text:s text:c="2"/>8.4 Forcing a dependency name to be globally satisfied<text:tab/>22</text:p>
          <text:p text:style-name="P15">9. Running job management commands<text:tab/>23</text:p>
          <text:p text:style-name="P16"><text:s text:c="2"/>9.1 Listing all jobs on the active queue<text:tab/>23</text:p>
          <text:p text:style-name="P16"><text:s text:c="2"/>9.2 Forcing a job to RUNNOW<text:tab/>23</text:p>
          <text:p text:style-name="P16"><text:s text:c="2"/>9.3 Placing a job into a hold state<text:tab/>24</text:p>
          <text:p text:style-name="P16"><text:s text:c="2"/>9.4 Releasing a job from a hold state<text:tab/>24</text:p>
          <text:p text:style-name="P16"><text:s text:c="2"/>9.5 Deleting a job from the active queue<text:tab/>24</text:p>
          <text:p text:style-name="P15">10. Scheduler management commands<text:tab/>26</text:p>
          <text:p text:style-name="P16"><text:s text:c="2"/>10.1 Displaying the server status<text:tab/>26</text:p>
          <text:p text:style-name="P16"><text:s text:c="2"/>10.2 Displaying connected sessions with the server<text:tab/>26</text:p>
          <text:p text:style-name="P16"><text:s text:c="2"/>10.3 Preventing further jobs from executing<text:tab/>26</text:p>
          <text:p text:style-name="P16"><text:s text:c="2"/>10.4 Allowing jobs to start executing (reverse of 10.3)<text:tab/>27</text:p>
          <text:p text:style-name="P16"><text:s text:c="2"/>10.5 Shutting down the server normally<text:tab/>27</text:p>
          <text:p text:style-name="P16"><text:s text:c="2"/>10.6 Shutting down the server with a FORCEDOWN<text:tab/>27</text:p>
          <text:p text:style-name="P15">11. Important Scheduler configuration commands<text:tab/>29</text:p>
          <text:p text:style-name="P16"><text:s text:c="2"/>11.1 Adding a new license key<text:tab/>29</text:p>
          <text:p text:style-name="P16"><text:s text:c="2"/>11.2 Changing the scheduler job 'catchup' option<text:tab/>29</text:p>
          <text:p text:style-name="P16"><text:s text:c="2"/>11.3 Changing the scheduler newday time<text:tab/>30</text:p>
          <text:p text:style-name="P16"><text:s text:c="2"/>11.4 Changing how the scheduler handles newday conflicts<text:tab/>30</text:p>
          <text:p text:style-name="P15">12. Alert Forwarding<text:tab/>31</text:p>
          <text:p text:style-name="P16"><text:s text:c="2"/>12.1 Overview of function<text:tab/>31</text:p>
          <text:p text:style-name="P16"><text:s text:c="2"/>12.2 Selecting the alert forwarding mode<text:tab/>31</text:p>
          <text:p text:style-name="P16"><text:s text:c="2"/>12.3 Using no alert forwarding<text:tab/>31</text:p>
          <text:p text:style-name="P16"><text:s text:c="2"/>12.4 Using native alert forwarding<text:tab/>32</text:p>
          <text:p text:style-name="P16"><text:s text:c="2"/>12.5 Forwarding alerts using external shell scripts<text:tab/>32</text:p>
          <text:p text:style-name="P15">13. Miscellaneous Commands<text:tab/>33</text:p>
          <text:p text:style-name="P16"><text:s text:c="2"/>13.1 OPEN new server command.<text:tab/>33</text:p>
          <text:p text:style-name="P16"><text:s text:c="2"/>13.2 OPEN information.<text:tab/>33</text:p>
          <text:p text:style-name="P15">14. Server Debugging Facility<text:tab/>34</text:p>
          <text:p text:style-name="P16"><text:s text:c="2"/>14.1 <text:s/>When to debug the server<text:tab/>34</text:p>
          <text:p text:style-name="P16"><text:s text:c="2"/>14.2 <text:s/>How the debugging levels work<text:tab/>34</text:p>
          <text:p text:style-name="P16"><text:s text:c="2"/>14.3 <text:s/>Changing the debugging levels at a library level<text:tab/>34</text:p>
          <text:p text:style-name="P16"><text:s text:c="2"/>14.4 <text:s/>Globally changing debugging levels<text:tab/>35</text:p>
          <text:p text:style-name="P16"><text:s text:c="2"/>14.5 <text:s/>Debug levels currently defined<text:tab/>35</text:p>
          <text:p text:style-name="P16"><text:s text:c="2"/>14.6 <text:s/>Displaying why a scheduled job was deleted<text:tab/>36</text:p>
          <text:p text:style-name="P15">15. Command Quick Reference<text:tab/>37</text:p>
          <text:p text:style-name="P15">16. Obtaining Support<text:tab/>39</text:p>
        </text:index-body>
      </text:table-of-content>
      <text:p text:style-name="Preformatted_20_Text"/>
      <text:p text:style-name="Preformatted_20_Text"/>
      <text:h text:style-name="P19" text:outline-level="1" text:is-list-header="true"><text:bookmark text:name="#sect1"/>1. What this jobsched_cmd program is</text:h>
      <text:p text:style-name="Preformatted_20_Text"><text:s text:c="2"/>The jobsched_cmd program is a command line interface to the job scheduler</text:p>
      <text:p text:style-name="Preformatted_20_Text"><text:s text:c="2"/>server task. It is totally full-function as far as supported server</text:p>
      <text:p text:style-name="Preformatted_20_Text"><text:s text:c="2"/>operations are concerned, as this program was used to test the server</text:p>
      <text:p text:style-name="Preformatted_20_Text"><text:s text:c="2"/>functions and api calls so encompassed all server functions that have been</text:p>
      <text:p text:style-name="Preformatted_20_Text"><text:s text:c="2"/>coded so far.</text:p>
      <text:p text:style-name="Preformatted_20_Text"/>
      <text:p text:style-name="Preformatted_20_Text"><text:s text:c="2"/>The program design is based toward its use in script files, <text:span text:style-name="T4">as such it works</text:span></text:p>
      <text:p text:style-name="Preformatted_20_Text"><text:span text:style-name="T4"><text:s text:c="2"/>on a fast fail philosophy</text:span> (it dies/exits onthe first error)as I don't want</text:p>
      <text:p text:style-name="Preformatted_20_Text"><text:s text:c="2"/>piped input commands to keep streaming into this program if one has failed as</text:p>
      <text:p text:style-name="Preformatted_20_Text"><text:s text:c="2"/>part of a batch job I intend to keep the fast fail policy for this program,</text:p>
      <text:p text:style-name="Preformatted_20_Text"><text:s text:c="2"/>although it does get a bit annoying during interactive use.</text:p>
      <text:p text:style-name="Preformatted_20_Text"/>
      <text:p text:style-name="Preformatted_20_Text"><text:s text:c="2"/>As the job scheduler server task accepts its commands via a tcpip socket,</text:p>
      <text:p text:style-name="Preformatted_20_Text"><text:s text:c="2"/>this jobsched_cmd program does not have to reside on the same system as the</text:p>
      <text:p text:style-name="Preformatted_20_Text"><text:s text:c="2"/>server as the ip-address and port number can be provided when the program is</text:p>
      <text:p text:style-name="Preformatted_20_Text"><text:s text:c="2"/>run. This could be used as a security option if needed (see security issues</text:p>
      <text:p text:style-name="Preformatted_20_Text"><text:s text:c="2"/>below).</text:p>
      <text:p text:style-name="Preformatted_20_Text"/>
      <text:p text:style-name="Preformatted_20_Text"><text:s text:c="2"/>This program is currently THE ONLY WAY to communicate with the job scheduler</text:p>
      <text:p text:style-name="Preformatted_20_Text"><text:s text:c="2"/>server task. GUI development has not yet been started (apart from some simple</text:p>
      <text:p text:style-name="P13"><text:s text:c="2"/>auto-refreshing web pages I used to save typing during testing).</text:p>
      <text:h text:style-name="Heading_20_1" text:outline-level="1" text:is-list-header="true"/>
      <text:h text:style-name="P19" text:outline-level="1" text:is-list-header="true"><text:bookmark text:name="#sect2"/>2. Security issues through use of this program</text:h>
      <text:h text:style-name="Heading_20_2" text:outline-level="2"><text:bookmark text:name="#sect21"/>2.1 Issues that exist currently</text:h>
      <text:p text:style-name="Preformatted_20_Text"/>
      <text:p text:style-name="Preformatted_20_Text"><text:s text:c="2"/><text:span text:style-name="T2">The job scheduler must run as the root user</text:span>, as it needs to be able to</text:p>
      <text:p text:style-name="Preformatted_20_Text"><text:s text:c="2"/>log down to other userids when it submits jobs.</text:p>
      <text:p text:style-name="Preformatted_20_Text"><text:s text:c="2"/></text:p>
      <text:p text:style-name="Preformatted_20_Text"><text:s text:c="2"/>NEVER setuid the jobsched_cmd program to root ANYWHERE as the root use</text:p>
      <text:p text:style-name="Preformatted_20_Text"><text:s text:c="2"/>FROM ANY SYSTEM is always granted full admin access rights to any job</text:p>
      <text:p text:style-name="Preformatted_20_Text"><text:s text:c="2"/>scheduler server, even if the server is running remotely from where the</text:p>
      <text:p text:style-name="Preformatted_20_Text"><text:s text:c="2"/>root user was logged on.</text:p>
      <text:p text:style-name="Preformatted_20_Text"/>
      <text:p text:style-name="Preformatted_20_Text"><text:s text:c="2"/>As such there is a very high risk that if the jobsched_cmd interface program</text:p>
      <text:p text:style-name="Preformatted_20_Text"><text:s text:c="2"/>it not tightly secured unauthorised user can run commands as root. Do DO NOT</text:p>
      <text:p text:style-name="Preformatted_20_Text"><text:s text:c="2"/>setuid the jobsched_cmd program to root.</text:p>
      <text:p text:style-name="Preformatted_20_Text"/>
      <text:p text:style-name="Preformatted_20_Text"><text:s text:c="2"/>Other users require individual authorisation records to be setup within</text:p>
      <text:p text:style-name="Preformatted_20_Text"><text:s text:c="2"/>the job scheduler on each system they are to be granted access to.</text:p>
      <text:p text:style-name="Preformatted_20_Text"/>
      <text:p text:style-name="Preformatted_20_Text"/>
      <text:h text:style-name="Heading_20_2" text:outline-level="2">2.2 Security that has been implemented IN THE SERVER so far</text:h>
      <text:p text:style-name="Preformatted_20_Text"/>
      <text:p text:style-name="Preformatted_20_Text"><text:s text:c="2"/>The default access level for any new connection is 'guest'. This allows</text:p>
      <text:p text:style-name="Preformatted_20_Text"><text:s text:c="2"/>browse only access to the job scheduler server.</text:p>
      <text:p text:style-name="Preformatted_20_Text"/>
      <text:p text:style-name="Preformatted_20_Text"><text:s text:c="2"/>From this level connected sessions can logup to a higher authority levels</text:p>
      <text:p text:style-name="Preformatted_20_Text"><text:s text:c="2"/>if their individual jobscheduler userid entry allows it. Note that the</text:p>
      <text:p text:style-name="Preformatted_20_Text"><text:s text:c="2"/>root user is a special case that can always logup to administrator level.</text:p>
      <text:p text:style-name="Preformatted_20_Text"/>
      <text:p text:style-name="Preformatted_20_Text"><text:s text:c="2"/>Each individual user logon record specifies the access level they are to</text:p>
      <text:p text:style-name="Preformatted_20_Text"><text:s text:c="2"/>be granted after a successfull logon. The access levels are</text:p>
      <text:p text:style-name="Preformatted_20_Text"><text:s text:c="5"/>guest/browse - read only</text:p>
      <text:p text:style-name="Preformatted_20_Text"><text:s text:c="5"/>security <text:s text:c="4"/>- can only add/delete users, cannot see job activity</text:p>
      <text:p text:style-name="Preformatted_20_Text"><text:s text:c="5"/>jobauth <text:s text:c="5"/>- can only define or delete job entries in job file. No</text:p>
      <text:p text:style-name="Preformatted_20_Text"><text:s text:c="20"/>access to running jobs</text:p>
      <text:p text:style-name="Preformatted_20_Text"><text:s text:c="5"/>operator <text:s text:c="4"/>- can manage jobs on the active scheduler, and submit</text:p>
      <text:p text:style-name="Preformatted_20_Text"><text:s text:c="20"/>jobs from the job database, cannot define new jobs</text:p>
      <text:p text:style-name="Preformatted_20_Text"><text:s text:c="5"/>admin <text:s text:c="7"/>- can do anything</text:p>
      <text:p text:style-name="Preformatted_20_Text"><text:s text:c="2"/>An individual user can also be granted user management rights even if</text:p>
      <text:p text:style-name="Preformatted_20_Text"><text:s text:c="2"/>not a user with an access level of security.</text:p>
      <text:p text:style-name="Preformatted_20_Text"/>
      <text:p text:style-name="Preformatted_20_Text"><text:s text:c="2"/>The root user running the jobsched_cmd program can always logon to the</text:p>
      <text:p text:style-name="Preformatted_20_Text"><text:s text:c="2"/>administrator level without a password. THIS WILL ALWAYS BE ALLOWED</text:p>
      <text:p text:style-name="Preformatted_20_Text"><text:s text:c="2"/>as the root user needs to be able to issue commands from the init.d</text:p>
      <text:p text:style-name="Preformatted_20_Text"><text:s text:c="2"/>scripts at shutdown and startup time so applying a password to root</text:p>
      <text:p text:style-name="Preformatted_20_Text"><text:s text:c="2"/>root would be detrimental in that the root password would have to be</text:p>
      <text:p text:style-name="Preformatted_20_Text"><text:s text:c="2"/>hard coded in the scripts.</text:p>
      <text:p text:style-name="Preformatted_20_Text"/>
      <text:p text:style-name="Preformatted_20_Text"/>
      <text:h text:style-name="Heading_20_2" text:outline-level="2"><text:soft-page-break/></text:h>
      <text:h text:style-name="P18" text:outline-level="2">2.3 Recommended security settings</text:h>
      <text:p text:style-name="Preformatted_20_Text"/>
      <text:p text:style-name="P9"><text:s text:c="2"/>NEVER setuid the jobsched_cmd program, not even on a development</text:p>
      <text:p text:style-name="P9"><text:s text:c="2"/>system or this would give the development system full admin rights</text:p>
      <text:p text:style-name="P9"><text:s text:c="2"/>to all your production systems also.</text:p>
      <text:p text:style-name="Preformatted_20_Text"/>
      <text:p text:style-name="Preformatted_20_Text"><text:s text:c="2"/>Only add user records within the job scheduler environment on</text:p>
      <text:p text:style-name="Preformatted_20_Text"><text:s text:c="2"/>those systems the user is expected to perform scheduler tasks on.</text:p>
      <text:p text:style-name="Preformatted_20_Text"><text:s text:c="2"/>DO NOT set up adduser scripts that add users enterprise-wide.</text:p>
      <text:p text:style-name="Preformatted_20_Text"/>
      <text:p text:style-name="Preformatted_20_Text"><text:s text:c="2"/>If you use the supplied html pages to monitor the scheduler a</text:p>
      <text:p text:style-name="Preformatted_20_Text"><text:s text:c="2"/>userid must be created allowing autologin to the operator level</text:p>
      <text:p text:style-name="Preformatted_20_Text"><text:s text:c="2"/>for the unix userid running the web server (ie: apache).</text:p>
      <text:p text:style-name="Preformatted_20_Text"/>
      <text:p text:style-name="Preformatted_20_Text"><text:s text:c="2"/>ALWAYS ENSURE THE SHELL SCRIPT FILES TO BE EXECUTED ARE TIGHTLY SECURED.</text:p>
      <text:p text:style-name="Preformatted_20_Text"><text:s text:c="2"/>It serves no purpose to lock down who can add jobs to the server, if </text:p>
      <text:p text:style-name="Preformatted_20_Text"><text:s text:c="2"/>anybody can edit the script file that is to be executed with their own </text:p>
      <text:p text:style-name="Preformatted_20_Text"><text:s text:c="2"/>desired commands.</text:p>
      <text:p text:style-name="Preformatted_20_Text"/>
      <text:p text:style-name="Preformatted_20_Text"><text:s text:c="2"/>It is strongly recomended that your system administrators be assigned</text:p>
      <text:p text:style-name="Preformatted_20_Text"><text:s text:c="2"/>individual user records with administrator access. If this is not</text:p>
      <text:p text:style-name="Preformatted_20_Text"><text:s text:c="2"/>done then all their work will have to be done under the root userid</text:p>
      <text:p text:style-name="Preformatted_20_Text"><text:s text:c="2"/>making the audit trail useless.</text:p>
      <text:p text:style-name="Preformatted_20_Text"/>
      <text:p text:style-name="Preformatted_20_Text"/>
      <text:h text:style-name="Heading_20_2" text:outline-level="2">2.4 Default users</text:h>
      <text:p text:style-name="Preformatted_20_Text"/>
      <text:p text:style-name="Preformatted_20_Text"><text:s text:c="2"/>There are always two default users in the database, those are the</text:p>
      <text:p text:style-name="Preformatted_20_Text"><text:s text:c="2"/>'guest' and 'auto-login' users. You may never delete these, if these</text:p>
      <text:p text:style-name="Preformatted_20_Text"><text:s text:c="2"/>users are not present the server will attempt to recreate them, and if</text:p>
      <text:p text:style-name="Preformatted_20_Text"><text:s text:c="2"/>not possible will refuse to run.</text:p>
      <text:p text:style-name="Preformatted_20_Text"/>
      <text:p text:style-name="Preformatted_20_Text"><text:s text:c="2"/>Guest provides a documented profile for guest users, while not essential</text:p>
      <text:p text:style-name="Preformatted_20_Text"><text:s text:c="2"/>I have decided it must remain.</text:p>
      <text:p text:style-name="Preformatted_20_Text"/>
      <text:p text:style-name="Preformatted_20_Text"><text:s text:c="2"/>auto-login is used by the root user, and must always be present.</text:p>
      <text:p text:style-name="Preformatted_20_Text"><text:s text:c="2"/>The root user needs this for such things as the init.d shutdown</text:p>
      <text:p text:style-name="Preformatted_20_Text"><text:s text:c="2"/>scripts.</text:p>
      <text:p text:style-name="Preformatted_20_Text"/>
      <text:p text:style-name="Preformatted_20_Text"><text:s text:c="2"/>YOU MAY NOT REMOVE the default users. The server will refuse to delete</text:p>
      <text:p text:style-name="Preformatted_20_Text"><text:s text:c="2"/>the auto-login id. While the guest may be deleted there is a sanity</text:p>
      <text:p text:style-name="Preformatted_20_Text"><text:s text:c="2"/>check done each newday processing that will add it back again if it is</text:p>
      <text:p text:style-name="Preformatted_20_Text"><text:s text:c="2"/>missing. If both newday users do not exist, or cannot be recreated at</text:p>
      <text:p text:style-name="Preformatted_20_Text"><text:s text:c="2"/>the newday processing time the job scheduler server will become</text:p>
      <text:p text:style-name="Preformatted_20_Text"><text:s text:c="2"/>inoperable.</text:p>
      <text:p text:style-name="Preformatted_20_Text"/>
      <text:p text:style-name="Preformatted_20_Text"><text:s text:c="2"/>As part of the install you should have also added an entry for the</text:p>
      <text:p text:style-name="Preformatted_20_Text"><text:s text:c="2"/>unix userid that runs your web server. If this user does not exist</text:p>
      <text:p text:style-name="P13"><text:s text:c="2"/>then the browser pages will not function.</text:p>
      <text:h text:style-name="Heading_20_1" text:outline-level="1" text:is-list-header="true"><text:bookmark text:name="#sect3"/><text:soft-page-break/>3. Syntax for running the jobsched_cmd program</text:h>
      <text:p text:style-name="Preformatted_20_Text"><text:bookmark text:name="#sect31"/><text:s text:c="3"/><text:span text:style-name="T1">jobsched_cmd [ portnumber <text:s/>[ ipaddress ] ]</text:span></text:p>
      <text:p text:style-name="Preformatted_20_Text"/>
      <text:p text:style-name="Preformatted_20_Text"><text:s text:c="3"/>note that if you wish to override the default ip-address you must also</text:p>
      <text:p text:style-name="Preformatted_20_Text"><text:s text:c="3"/>provide a port number to the program.</text:p>
      <text:p text:style-name="Preformatted_20_Text"/>
      <text:p text:style-name="Preformatted_20_Text"><text:s text:c="3"/>The default port number is 9002. If you have changed the default port number</text:p>
      <text:p text:style-name="Preformatted_20_Text"><text:s text:c="3"/>used by the server you will need to provide the new port number here.</text:p>
      <text:p text:style-name="Preformatted_20_Text"/>
      <text:p text:style-name="Preformatted_20_Text"><text:s text:c="3"/>The default ip-address is 127.0.0.1 (localhost). You can overwrite this when</text:p>
      <text:p text:style-name="Preformatted_20_Text"><text:s text:c="3"/>you need to talk to a job scheduler server on a remote system.</text:p>
      <text:p text:style-name="Preformatted_20_Text"/>
      <text:p text:style-name="Preformatted_20_Text"><text:s text:c="3"/>Example: ./jobsched_cmd 9002 127.0.0.1</text:p>
      <text:p text:style-name="Preformatted_20_Text"/>
      <text:p text:style-name="P13"><text:s text:c="3"/>NOTE: Use ip address for this release, not a hostname.</text:p>
      <text:h text:style-name="Heading_20_1" text:outline-level="1" text:is-list-header="true"/>
      <text:h text:style-name="P19" text:outline-level="1" text:is-list-header="true"><text:bookmark text:name="#sect4"/>4. User definition and management</text:h>
      <text:h text:style-name="Heading_20_2" text:outline-level="2"><text:bookmark text:name="#sect41"/><text:s text:c="4"/>4.4 User Management</text:h>
      <text:p text:style-name="Preformatted_20_Text"/>
      <text:h text:style-name="Heading_20_3" text:outline-level="3"><text:s text:c="7"/>4.4.1 Adding new users</text:h>
      <text:p text:style-name="Preformatted_20_Text"/>
      <text:p text:style-name="Preformatted_20_Text"><text:s text:c="11"/>Some users may not have unix passwords (if using the PC GUI), in </text:p>
      <text:p text:style-name="Preformatted_20_Text"><text:s text:c="11"/>that case you must pick a meaningfull name. If they do have a </text:p>
      <text:p text:style-name="Preformatted_20_Text"><text:s text:c="11"/>native unix userid then you should use that as their username</text:p>
      <text:p text:style-name="Preformatted_20_Text"><text:s text:c="11"/>as that can be used for 'aoutologin' if desired.</text:p>
      <text:p text:style-name="Preformatted_20_Text"/>
      <text:p text:style-name="Preformatted_20_Text"><text:s text:c="11"/>If the user has a unix password and the 'aotoauth' is set to yes</text:p>
      <text:p text:style-name="Preformatted_20_Text"><text:s text:c="11"/>then that user may use the 'autologin' command to logon without a</text:p>
      <text:p text:style-name="Preformatted_20_Text"><text:s text:c="11"/>password. NOTE that autoauth is done on the server the user is</text:p>
      <text:p text:style-name="Preformatted_20_Text"><text:s text:c="11"/>running the jobsched_cmd program on, NEVER give a development</text:p>
      <text:p text:style-name="Preformatted_20_Text"><text:s text:c="11"/>user autoauth if their userids are also setup on production</text:p>
      <text:p text:style-name="Preformatted_20_Text"><text:s text:c="11"/>servers also, as the autoauth function is global (ie: a dev user</text:p>
      <text:p text:style-name="Preformatted_20_Text"><text:s text:c="11"/>with autoauth can use the dev machine to alter production </text:p>
      <text:p text:style-name="Preformatted_20_Text"><text:s text:c="11"/>schedules on production machines).</text:p>
      <text:p text:style-name="Preformatted_20_Text"><text:s text:c="11"/>The AUTOAUTH function should be set to yes only for the</text:p>
      <text:p text:style-name="Preformatted_20_Text"><text:s text:c="11"/>systems administrators, never for development OR SECURITY </text:p>
      <text:p text:style-name="Preformatted_20_Text"><text:s text:c="11"/>users.</text:p>
      <text:p text:style-name="Preformatted_20_Text"/>
      <text:p text:style-name="Preformatted_20_Text"><text:s text:c="11"/>USER ADD username, PASSWORD somepassword,</text:p>
      <text:p text:style-name="Preformatted_20_Text"><text:s text:c="16"/>AUTH ADMIN|OPERATOR|JOB|SECURITY,</text:p>
      <text:p text:style-name="Preformatted_20_Text"><text:s text:c="16"/>AUTOAUTH YES|NO, SUBSETADDAUTH YES|NO|ADMIN,</text:p>
      <text:p text:style-name="Preformatted_20_Text"><text:s text:c="16"/>USERLIST "&lt;1&gt;,&lt;2&gt;...&lt;10&gt;",DESC "user description"</text:p>
      <text:p text:style-name="Preformatted_20_Text"/>
      <text:p text:style-name="Preformatted_20_Text"><text:s text:c="12"/>username can be any arbitrary name you like. HOWEVER if the user</text:p>
      <text:p text:style-name="Preformatted_20_Text"><text:s text:c="12"/>is to be permitted 'autoauth' access then it MUST match their</text:p>
      <text:p text:style-name="Preformatted_20_Text"><text:s text:c="12"/>unix userid (as in the /etc/passwd file) exactly, as for the</text:p>
      <text:p text:style-name="Preformatted_20_Text"><text:s text:c="12"/>autoauth function the contents of the passwd file are used by</text:p>
      <text:p text:style-name="Preformatted_20_Text"><text:s text:c="12"/>the jobsched_cmd program to fill in the username FROM THE </text:p>
      <text:p text:style-name="Preformatted_20_Text"><text:s text:c="12"/>LOCAL SERVER the jobsched_cmd is run on.</text:p>
      <text:p text:style-name="Preformatted_20_Text"/>
      <text:p text:style-name="Preformatted_20_Text"><text:s text:c="12"/>password must be at least six characters</text:p>
      <text:p text:style-name="Preformatted_20_Text"/>
      <text:p text:style-name="Preformatted_20_Text"><text:s text:c="11"/>AUTH levels are defined as...</text:p>
      <text:p text:style-name="Preformatted_20_Text"><text:s text:c="15"/>ADMIN <text:s text:c="4"/>- all access</text:p>
      <text:p text:style-name="Preformatted_20_Text"><text:s text:c="15"/>SECURITY <text:s/>- user management only</text:p>
      <text:p text:style-name="Preformatted_20_Text"><text:s text:c="15"/>JOB <text:s text:c="6"/>- job definition management only</text:p>
      <text:p text:style-name="Preformatted_20_Text"><text:s text:c="15"/>OPERATOR <text:s/>- scheduler queue management only</text:p>
      <text:p text:style-name="Preformatted_20_Text"><text:s text:c="15"/>BROWSE <text:s text:c="3"/>- display only access (default)</text:p>
      <text:p text:style-name="Preformatted_20_Text"/>
      <text:p text:style-name="Preformatted_20_Text"><text:s text:c="11"/>AUTOAUTH is</text:p>
      <text:p text:style-name="Preformatted_20_Text"><text:s text:c="13"/>YES=no passord required (user must be logged on at</text:p>
      <text:p text:style-name="Preformatted_20_Text"><text:s text:c="16"/>the unix level as this id)</text:p>
      <text:p text:style-name="Preformatted_20_Text"><text:s text:c="13"/>NO=must provide a username password.</text:p>
      <text:p text:style-name="Preformatted_20_Text"/>
      <text:p text:style-name="Preformatted_20_Text"><text:s text:c="10"/>SUBSETADAUTH is</text:p>
      <text:p text:style-name="Preformatted_20_Text"><text:s text:c="13"/>NO, can't add any users</text:p>
      <text:p text:style-name="Preformatted_20_Text"><text:s text:c="13"/>YES, can add users with the same access level this user has</text:p>
      <text:p text:style-name="Preformatted_20_Text"><text:s text:c="13"/>ADMIN, adds full security access to the user (user has root auth)</text:p>
      <text:p text:style-name="Preformatted_20_Text"><text:soft-page-break/></text:p>
      <text:p text:style-name="Preformatted_20_Text"><text:s text:c="10"/>USERLIST “xxx,xxx,xxx,xxx”, up to 10 users</text:p>
      <text:p text:style-name="Preformatted_20_Text"><text:s text:c="12"/>a comma seperated list of unix userids that this user is</text:p>
      <text:p text:style-name="Preformatted_20_Text"><text:s text:c="12"/>permitted To create jobs for. NOTE: only used if a jobauth</text:p>
      <text:p text:style-name="Preformatted_20_Text"><text:s text:c="12"/>level. Ignored at at admin level as admin can do whatever they</text:p>
      <text:p text:style-name="Preformatted_20_Text"><text:s text:c="12"/>wish anyway, and other levels don't have access to define jobs.</text:p>
      <text:p text:style-name="Preformatted_20_Text"/>
      <text:p text:style-name="Preformatted_20_Text"><text:s text:c="10"/>DESC “user description”</text:p>
      <text:p text:style-name="Preformatted_20_Text"><text:s text:c="12"/>a freeform 50 byte description of who the user is or what the</text:p>
      <text:p text:style-name="Preformatted_20_Text"><text:s text:c="12"/>userid is being added for if a generic user.</text:p>
      <text:p text:style-name="Preformatted_20_Text"/>
      <text:p text:style-name="Preformatted_20_Text"/>
      <text:h text:style-name="Heading_20_3" text:outline-level="3"><text:s text:c="7"/>4.4.2 Deleting a user</text:h>
      <text:p text:style-name="Preformatted_20_Text"/>
      <text:p text:style-name="Preformatted_20_Text"><text:s text:c="11"/>Deleting a use from the job scheduler server databases will remove</text:p>
      <text:p text:style-name="Preformatted_20_Text"><text:s text:c="11"/>the entry from the job scheduler on the system you are currently</text:p>
      <text:p text:style-name="Preformatted_20_Text"><text:s text:c="11"/>connected to. IT WILL NOT AFFECT the status of any user that is</text:p>
      <text:p text:style-name="Preformatted_20_Text"><text:s text:c="11"/>currently logged on with this userid to that system until they</text:p>
      <text:p text:style-name="Preformatted_20_Text"><text:s text:c="11"/>logout.</text:p>
      <text:p text:style-name="Preformatted_20_Text"/>
      <text:p text:style-name="Preformatted_20_Text"><text:s text:c="11"/>USER DELETE username</text:p>
      <text:p text:style-name="Preformatted_20_Text"/>
      <text:p text:style-name="Preformatted_20_Text"><text:s text:c="11"/>username is the name of the user known by the selected job scheduler</text:p>
      <text:p text:style-name="Preformatted_20_Text"><text:s text:c="11"/>server that is to be deleted from that job schedulers databases.</text:p>
      <text:p text:style-name="Preformatted_20_Text"/>
      <text:p text:style-name="Preformatted_20_Text"/>
      <text:h text:style-name="Heading_20_3" text:outline-level="3"><text:s text:c="7"/>4.4.3 Changing a user password</text:h>
      <text:p text:style-name="Preformatted_20_Text"/>
      <text:p text:style-name="Preformatted_20_Text"><text:s text:c="11"/>Sometimes users forget their passwords. While I'm personally in</text:p>
      <text:p text:style-name="Preformatted_20_Text"><text:s text:c="11"/>favour of deleting such users, you may change the password field</text:p>
      <text:p text:style-name="Preformatted_20_Text"><text:s text:c="11"/>of a user as below.</text:p>
      <text:p text:style-name="Preformatted_20_Text"/>
      <text:p text:style-name="Preformatted_20_Text"><text:s text:c="11"/>USER PASSWORD username,newpassword</text:p>
      <text:p text:style-name="Preformatted_20_Text"/>
      <text:p text:style-name="Preformatted_20_Text"><text:s text:c="11"/>usernameis the name of the user known by the selected job scheduler,</text:p>
      <text:p text:style-name="Preformatted_20_Text"><text:s text:c="11"/>newpassword is the nw password for the user.</text:p>
      <text:p text:style-name="Preformatted_20_Text"/>
      <text:p text:style-name="Preformatted_20_Text"/>
      <text:h text:style-name="Heading_20_3" text:outline-level="3"><text:s text:c="7"/>4.4.4 Displaying a user record</text:h>
      <text:p text:style-name="Preformatted_20_Text"/>
      <text:p text:style-name="Preformatted_20_Text"><text:s text:c="10"/>This command will display the settings associated with</text:p>
      <text:p text:style-name="Preformatted_20_Text"><text:s text:c="10"/>a job scheduler user record.</text:p>
      <text:p text:style-name="Preformatted_20_Text"/>
      <text:p text:style-name="Preformatted_20_Text"><text:s text:c="10"/>USER INFO username</text:p>
      <text:p text:style-name="Preformatted_20_Text"/>
      <text:p text:style-name="Preformatted_20_Text"><text:s text:c="10"/>username is the name of the user known by the selected job scheduler</text:p>
      <text:p text:style-name="P13"><text:s text:c="10"/>that is being queried.</text:p>
      <text:h text:style-name="Heading_20_1" text:outline-level="1" text:is-list-header="true"><text:bookmark text:name="#sect5"/><text:soft-page-break/>5. Job definition and management</text:h>
      <text:h text:style-name="Heading_20_2" text:outline-level="2"><text:bookmark text:name="#sect51"/><text:s text:c="3"/>5.0 Who can define and delete jobs</text:h>
      <text:p text:style-name="Preformatted_20_Text"/>
      <text:p text:style-name="Preformatted_20_Text"><text:s text:c="6"/>Only users with JOB authority set on their scheduler user record are</text:p>
      <text:p text:style-name="Preformatted_20_Text"><text:s text:c="6"/>able to manage jobs and calendars.</text:p>
      <text:p text:style-name="Preformatted_20_Text"><text:s text:c="7"/></text:p>
      <text:p text:style-name="Preformatted_20_Text"><text:s text:c="6"/>The unix root root may also run jobsched_cmd and use the AUTOLOGIN</text:p>
      <text:p text:style-name="Preformatted_20_Text"><text:s text:c="6"/>command to switch to administration access level to gain access to</text:p>
      <text:p text:style-name="Preformatted_20_Text"><text:s text:c="6"/>manage jobs and calendars.</text:p>
      <text:p text:style-name="Preformatted_20_Text"/>
      <text:h text:style-name="Heading_20_2" text:outline-level="2"><text:s text:c="3"/>5.1 Defining a job, syntax and considerations</text:h>
      <text:h text:style-name="Heading_20_3" text:outline-level="3"><text:s text:c="6"/>5.1.1 Job definition syntax</text:h>
      <text:p text:style-name="Preformatted_20_Text"/>
      <text:p text:style-name="Preformatted_20_Text"><text:s text:c="6"/>Syntax...</text:p>
      <text:p text:style-name="Preformatted_20_Text"><text:s text:c="6"/>JOB ADD jobname,OWNER unixuser,TIME YYYYMMDD HH:MM,</text:p>
      <text:p text:style-name="Preformatted_20_Text"><text:s text:c="13"/>CMD unixcommand[,PARM "parameters to the unix command"]</text:p>
      <text:p text:style-name="Preformatted_20_Text"><text:s text:c="13"/>[,DEP "JOB jobn|FILE filen" total of five dependencies]</text:p>
      <text:p text:style-name="Preformatted_20_Text"><text:s text:c="13"/>[,REPEATEVERY nn]</text:p>
      <text:p text:style-name="Preformatted_20_Text"><text:s text:c="13"/>[,DAYS "MON,TUE...,SUN"][,DESC description with no commas]</text:p>
      <text:p text:style-name="Preformatted_20_Text"><text:s text:c="13"/>[,CATCHUP YES|NO]</text:p>
      <text:p text:style-name="Preformatted_20_Text"><text:s text:c="13"/>[,CALENDAR calname]</text:p>
      <text:p text:style-name="Preformatted_20_Text"/>
      <text:p text:style-name="Preformatted_20_Text"><text:s text:c="6"/>The command parameters</text:p>
      <text:p text:style-name="Preformatted_20_Text"><text:s text:c="9"/>OWNER <text:s text:c="4"/>** Required **</text:p>
      <text:p text:style-name="Preformatted_20_Text"><text:s text:c="19"/>Identifies the unix userid under which the job will run</text:p>
      <text:p text:style-name="Preformatted_20_Text"><text:s text:c="9"/>TIME <text:s text:c="5"/>** Required **</text:p>
      <text:p text:style-name="Preformatted_20_Text"><text:s text:c="19"/>The date and time of the first execution of the job, this</text:p>
      <text:p text:style-name="Preformatted_20_Text"><text:s text:c="19"/>may be before the current date and time as I have found that</text:p>
      <text:p text:style-name="Preformatted_20_Text"><text:s text:c="19"/>usefull for stress testing.</text:p>
      <text:p text:style-name="Preformatted_20_Text"><text:s text:c="9"/>CMD <text:s text:c="6"/>** Required **</text:p>
      <text:p text:style-name="Preformatted_20_Text"><text:s text:c="19"/>The program or shell script to be run. This must the full</text:p>
      <text:p text:style-name="Preformatted_20_Text"><text:s text:c="19"/>path name of the file to be executed. THIS SHOULD NOT</text:p>
      <text:p text:style-name="Preformatted_20_Text"><text:s text:c="19"/>INCLUDE ANY PARAMETERS. May only be up to 80 characters.</text:p>
      <text:p text:style-name="Preformatted_20_Text"><text:s text:c="9"/>PARM <text:s text:c="5"/>Optional..... use only if the program or script needs</text:p>
      <text:p text:style-name="Preformatted_20_Text"><text:s text:c="33"/>parameters provided to it.</text:p>
      <text:p text:style-name="Preformatted_20_Text"><text:s text:c="19"/>Any parameters that need to be passed to the program or</text:p>
      <text:p text:style-name="Preformatted_20_Text"><text:s text:c="19"/>shell script. These need to be defined here. They must be</text:p>
      <text:p text:style-name="Preformatted_20_Text"><text:s text:c="19"/>provided within a " quote pair. <text:span text:style-name="T3">There are 'special'</text:span></text:p>
      <text:p text:style-name="P10"><text:s text:c="19"/>internal parameters that may be passed, see the section</text:p>
      <text:p text:style-name="P10"><text:s text:c="19"/>on special parameters (5.1.2).</text:p>
      <text:p text:style-name="Preformatted_20_Text"><text:s text:c="9"/>DEP <text:s text:c="6"/>Optional..... use only if the job being added is to be</text:p>
      <text:p text:style-name="Preformatted_20_Text"><text:s text:c="33"/>dependant upon other jobs completing or a file</text:p>
      <text:p text:style-name="Preformatted_20_Text"><text:s text:c="33"/>ariiving on the system.</text:p>
      <text:p text:style-name="Preformatted_20_Text"><text:s text:c="19"/>A list of dependencies that must be preovided within a "</text:p>
      <text:p text:style-name="Preformatted_20_Text"><text:s text:c="19"/>quote block. Each dependency must identify whether it is a</text:p>
      <text:p text:style-name="Preformatted_20_Text"><text:s text:c="19"/>physical disk file or scheduler scheduler jobname prior to</text:p>
      <text:p text:style-name="Preformatted_20_Text"><text:s text:c="19"/>the dependency value.</text:p>
      <text:p text:style-name="Preformatted_20_Text"><text:s text:c="19"/>The dependency may be another job scheduler job name (job</text:p>
      <text:p text:style-name="Preformatted_20_Text"><text:s text:c="19"/>will wait until that prior job completed) or a unix filename</text:p>
      <text:p text:style-name="Preformatted_20_Text"><text:s text:c="19"/>(job will wait until file exists and hasn't been modified</text:p>
      <text:p text:style-name="Preformatted_20_Text"><text:s text:c="19"/>for 5mins, to stop job trigerring while file being waited</text:p>
      <text:p text:style-name="Preformatted_20_Text"><text:soft-page-break/><text:s text:c="19"/>on is still being written to by whatever created it).</text:p>
      <text:p text:style-name="Preformatted_20_Text"><text:s text:c="19"/>A jobname may be 30 characters, a filename 80 characters.</text:p>
      <text:p text:style-name="Preformatted_20_Text"><text:s text:c="6"/>REPEATEVERY <text:s/>Optional..... use only if job is to repeat every nn minutes</text:p>
      <text:p text:style-name="Preformatted_20_Text"><text:s text:c="19"/>If this parameter is define the job will be created as a</text:p>
      <text:p text:style-name="Preformatted_20_Text"><text:s text:c="19"/>automatically requeueing job that will run every nn minutes.</text:p>
      <text:p text:style-name="Preformatted_20_Text"><text:s text:c="19"/>(*See the Considerations below, it may not work as you</text:p>
      <text:p text:style-name="Preformatted_20_Text"><text:s text:c="19"/>expect)</text:p>
      <text:p text:style-name="Preformatted_20_Text"><text:s text:c="9"/>DAYS <text:s text:c="5"/>Optional..... use only if a job is to run on specific</text:p>
      <text:p text:style-name="Preformatted_20_Text"><text:s text:c="19"/>weekdays. A list of daynames that this job is permitted</text:p>
      <text:p text:style-name="Preformatted_20_Text"><text:s text:c="19"/>to run on, if provided the dayname list must be within a</text:p>
      <text:p text:style-name="Preformatted_20_Text"><text:s text:c="19"/>" quote block, and be three character names seperated by</text:p>
      <text:p text:style-name="Preformatted_20_Text"><text:s text:c="19"/>a ,. The datnames are MON TUE WED THU FRI SAT and SUN.</text:p>
      <text:p text:style-name="Preformatted_20_Text"><text:s text:c="9"/>DESC <text:s text:c="5"/>Optional..... but should be used</text:p>
      <text:p text:style-name="Preformatted_20_Text"><text:s text:c="19"/>A description for the job WITH NO COMMAS (,). If a</text:p>
      <text:p text:style-name="Preformatted_20_Text"><text:s text:c="19"/>description is not provided for a job the entry</text:p>
      <text:p text:style-name="Preformatted_20_Text"><text:s text:c="19"/>'No decsription entered' will be used.</text:p>
      <text:p text:style-name="Preformatted_20_Text"><text:s text:c="9"/>CATCHUP <text:s text:c="2"/>The default is yes, which is that when the scheduler is</text:p>
      <text:p text:style-name="Preformatted_20_Text"><text:s text:c="19"/>configured with catchup on then the job will be executed</text:p>
      <text:p text:style-name="Preformatted_20_Text"><text:s text:c="19"/>for each scheduler newday catchup done as long as it's</text:p>
      <text:p text:style-name="Preformatted_20_Text"><text:s text:c="19"/>next scheduled rundate remains within the execution date</text:p>
      <text:p text:style-name="Preformatted_20_Text"><text:s text:c="19"/>range. Using CATCHUP NO for jobs such as disk cleanups</text:p>
      <text:p text:style-name="Preformatted_20_Text"><text:s text:c="19"/>that delete files over n days old prevents those</text:p>
      <text:p text:style-name="Preformatted_20_Text"><text:s text:c="19"/>jobs from repeatedly running during the catchup </text:p>
      <text:p text:style-name="Preformatted_20_Text"><text:s text:c="19"/>cycles, as obviously they only need to run the once.</text:p>
      <text:p text:style-name="Preformatted_20_Text"><text:s text:c="9"/>CALENDAR <text:s/>The name of a calendar to be used to control the job</text:p>
      <text:p text:style-name="Preformatted_20_Text"><text:s text:c="19"/>scheduling times. This calendar must exist.</text:p>
      <text:p text:style-name="Preformatted_20_Text"><text:s text:c="6"/></text:p>
      <text:p text:style-name="Preformatted_20_Text"/>
      <text:p text:style-name="Preformatted_20_Text"><text:s text:c="6"/>Considerations</text:p>
      <text:p text:style-name="Preformatted_20_Text"><text:s text:c="6"/>* If the DAYS option is used and the time provided does not fall on one</text:p>
      <text:p text:style-name="Preformatted_20_Text"><text:s text:c="8"/>of those days the server will adjust the date to the next correct day</text:p>
      <text:p text:style-name="Preformatted_20_Text"><text:s text:c="6"/>* If REPEATEVERY and DAYS are both provided the job will only repeat on</text:p>
      <text:p text:style-name="Preformatted_20_Text"><text:s text:c="8"/>the days specified.</text:p>
      <text:p text:style-name="Preformatted_20_Text"><text:s text:c="6"/>* A maximum of five (5) dependencies are permitted. This may be job names</text:p>
      <text:p text:style-name="Preformatted_20_Text"><text:s text:c="8"/>as known to the scheduler, or files you expect to appear on the system.</text:p>
      <text:p text:style-name="Preformatted_20_Text"><text:s text:c="8"/><text:span text:style-name="T4">Five in total, not five of each.</text:span></text:p>
      <text:p text:style-name="Preformatted_20_Text"><text:s text:c="6"/>* REPEATEVERY considerations</text:p>
      <text:p text:style-name="Preformatted_20_Text"><text:s text:c="8"/>- jobs requeue to the next slot. If a job is set to run every 15</text:p>
      <text:p text:style-name="Preformatted_20_Text"><text:s text:c="10"/>minutes but takes 20 minutes to run the effect is it runs every 30</text:p>
      <text:p text:style-name="Preformatted_20_Text"><text:s text:c="10"/>minutes (a execution slot is missed as it ran past it).</text:p>
      <text:p text:style-name="Preformatted_20_Text"><text:s text:c="8"/>- repeat jobs will not be requeued if the next scheduled runtime for</text:p>
      <text:p text:style-name="Preformatted_20_Text"><text:s text:c="10"/>the job is after the scheduled SCHEDULER-NEWDAY runtime, it will</text:p>
      <text:p text:style-name="Preformatted_20_Text"><text:s text:c="10"/>start running again after the newday job has completed.</text:p>
      <text:p text:style-name="Preformatted_20_Text"><text:s text:c="8"/>- So don't use for jobs that MUST run every nn minutes.</text:p>
      <text:p text:style-name="Preformatted_20_Text"><text:s text:c="6"/>* File dependencies are checked every 5 minutes. A dependency will not be</text:p>
      <text:p text:style-name="Preformatted_20_Text"><text:s text:c="8"/>released just because a file exists, but will wait until the file</text:p>
      <text:p text:style-name="Preformatted_20_Text"><text:s text:c="8"/>being checked has not been modified in over five minutes. This ensures</text:p>
      <text:p text:style-name="Preformatted_20_Text"><text:s text:c="8"/>that things like 60 minute ftp's actually complete before the job runs</text:p>
      <text:p text:style-name="Preformatted_20_Text"><text:s text:c="8"/>rather than triggering the second the file is created. The effect is</text:p>
      <text:p text:style-name="Preformatted_20_Text"><text:s text:c="8"/>that a file can be on a system for up to 10 minutes before the trigger</text:p>
      <text:p text:style-name="Preformatted_20_Text"><text:s text:c="8"/>is released. This is normal.</text:p>
      <text:p text:style-name="Preformatted_20_Text"/>
      <text:h text:style-name="Heading_20_3" text:outline-level="3"><text:s text:c="6"/>5.1.2 Special parameters a job may use</text:h>
      <text:p text:style-name="Preformatted_20_Text"/>
      <text:p text:style-name="Preformatted_20_Text"><text:s text:c="6"/>The following special parameters may be passed as keywords in the job</text:p>
      <text:p text:style-name="Preformatted_20_Text"><text:s text:c="6"/>being defined. They will be substituted with values at the time the</text:p>
      <text:p text:style-name="Preformatted_20_Text"><text:s text:c="6"/>job is executed.</text:p>
      <text:p text:style-name="Preformatted_20_Text"><text:soft-page-break/></text:p>
      <text:p text:style-name="P9"><text:s text:c="6"/>~~DATE~~ </text:p>
      <text:p text:style-name="Preformatted_20_Text"/>
      <text:p text:style-name="Preformatted_20_Text"><text:s text:c="6"/>If this is provided it will be replaced by the date (YYYYMMDD)</text:p>
      <text:p text:style-name="Preformatted_20_Text"><text:s text:c="6"/>that <text:span text:style-name="T3">the job was supposed to run on, not the current date</text:span>.</text:p>
      <text:p text:style-name="Preformatted_20_Text"><text:s text:c="6"/>This can be used by any date sensitive jobs when the scheduler is</text:p>
      <text:p text:style-name="Preformatted_20_Text"><text:s text:c="6"/>catching up on any missed days processing, or for jobs supposed to run</text:p>
      <text:p text:style-name="Preformatted_20_Text"><text:s text:c="6"/>after 23:00 that may actually be running on a new date after <text:s/></text:p>
      <text:p text:style-name="Preformatted_20_Text"><text:s text:c="6"/>midnight if the scheduler is busy.</text:p>
      <text:p text:style-name="Preformatted_20_Text"><text:s text:c="6"/>Any shell script using this will need to check for it as per</text:p>
      <text:p text:style-name="Preformatted_20_Text"><text:s text:c="10"/>any normal parameter, ie: parm="~~DATE~~", .sh script uses ${1}</text:p>
      <text:p text:style-name="Preformatted_20_Text"><text:s text:c="10"/>to test against and will receive a YYYYMMDD numeric value.</text:p>
      <text:p text:style-name="Preformatted_20_Text"/>
      <text:h text:style-name="Heading_20_3" text:outline-level="3"><text:s text:c="6"/>5.1.3 Examples</text:h>
      <text:p text:style-name="Preformatted_20_Text"/>
      <text:p text:style-name="Preformatted_20_Text"><text:s text:c="6"/>Examples <text:s/></text:p>
      <text:p text:style-name="Preformatted_20_Text"><text:s text:c="6"/><text:span text:style-name="T2">(note: commands need to be entered on one line, just broken for</text:span></text:p>
      <text:p text:style-name="P9"><text:s text:c="6"/>formatting here)</text:p>
      <text:p text:style-name="Preformatted_20_Text"/>
      <text:p text:style-name="Preformatted_20_Text"><text:s text:c="6"/>1) A job to run the 'df -k' command every monday and friday at 17:00 as</text:p>
      <text:p text:style-name="Preformatted_20_Text"><text:s text:c="9"/>userid fred.</text:p>
      <text:p text:style-name="Preformatted_20_Text"><text:s text:c="9"/>JOB ADD TEST-DF,OWNER fred,TIME 20020408,CMD /bin/df,PARM "-k",</text:p>
      <text:p text:style-name="Preformatted_20_Text"><text:s text:c="17"/>DAYS "MON,FRI",DESC test day selection</text:p>
      <text:p text:style-name="Preformatted_20_Text"/>
      <text:p text:style-name="Preformatted_20_Text"><text:s text:c="6"/>2) A job to run a shell script /opt/fred with no parameters every 15</text:p>
      <text:p text:style-name="Preformatted_20_Text"><text:s text:c="9"/>minutes</text:p>
      <text:p text:style-name="Preformatted_20_Text"><text:s text:c="9"/>JOB ADD TEST-REPEAT,OWNER fred,CMD /opt/fred,</text:p>
      <text:p text:style-name="Preformatted_20_Text"><text:s text:c="16"/>TIME 20020408 09:00,DESC test repeating job</text:p>
      <text:p text:style-name="Preformatted_20_Text"/>
      <text:p text:style-name="Preformatted_20_Text"><text:s text:c="6"/>3) A job to run after TEST-JOB1 completes and file /opt/testfile has been</text:p>
      <text:p text:style-name="Preformatted_20_Text"><text:s text:c="9"/>received onto the system. Will run command /opt/fredagain</text:p>
      <text:p text:style-name="Preformatted_20_Text"><text:s text:c="9"/>JOB ADD TEST-WAIT,OWNER fred,CMD /opt/fredagain,TIME 20020408 09:00,</text:p>
      <text:p text:style-name="Preformatted_20_Text"><text:s text:c="13"/>DESC test waits,DEP "JOB TEST-JOB1,FILE /opt/testfile" </text:p>
      <text:p text:style-name="Preformatted_20_Text"><text:s text:c="9"/>(note: command needs to be entered on one line)</text:p>
      <text:p text:style-name="Preformatted_20_Text"/>
      <text:h text:style-name="Heading_20_3" text:outline-level="3"><text:s text:c="5"/>5.1.4 Reserved and Special Job Names</text:h>
      <text:p text:style-name="Preformatted_20_Text"/>
      <text:p text:style-name="P9"><text:s text:c="5"/>SCHEDULER-NEWDAY</text:p>
      <text:p text:style-name="Preformatted_20_Text"><text:s text:c="9"/>This is a reserved jobname. You may not use it. It is created and</text:p>
      <text:p text:style-name="Preformatted_20_Text"><text:s text:c="9"/>managed by th scheduler itself and any commands issued against it</text:p>
      <text:p text:style-name="Preformatted_20_Text"><text:s text:c="9"/>will be rejected.</text:p>
      <text:p text:style-name="Preformatted_20_Text"/>
      <text:p text:style-name="P9"><text:s text:c="5"/>NULL*</text:p>
      <text:p text:style-name="Preformatted_20_Text"><text:s text:c="9"/>Jobs beginning with NULL are intended for scheduler maintenance jobs,</text:p>
      <text:p text:style-name="Preformatted_20_Text"><text:s text:c="9"/>I created this special prefix so I could use the scheduler itself to</text:p>
      <text:p text:style-name="Preformatted_20_Text"><text:s text:c="9"/>run a job to archive scheduler job output logs.</text:p>
      <text:p text:style-name="Preformatted_20_Text"><text:s text:c="9"/>Any job beginning with NULL runs with the following special</text:p>
      <text:p text:style-name="Preformatted_20_Text"><text:s text:c="9"/>characteristics</text:p>
      <text:p text:style-name="Preformatted_20_Text"><text:s text:c="11"/>- is the only job running (it will not run if any other job is</text:p>
      <text:p text:style-name="Preformatted_20_Text"><text:s text:c="13"/>currently running, once it starts running no other job is </text:p>
      <text:p text:style-name="Preformatted_20_Text"><text:s text:c="13"/>permitted to start until it completes running)</text:p>
      <text:p text:style-name="Preformatted_20_Text"><text:s text:c="11"/>- it does not write any output to a job log file</text:p>
      <text:p text:style-name="Preformatted_20_Text"><text:s text:c="9"/>This ensures the joblogs can be safely archived as it guarantees</text:p>
      <text:p text:style-name="Preformatted_20_Text"><text:s text:c="9"/>no joblog activity while it is running. There may be other uses</text:p>
      <text:p text:style-name="Preformatted_20_Text"><text:s text:c="9"/>you can find for jobs like this.</text:p>
      <text:p text:style-name="Preformatted_20_Text"><text:soft-page-break/></text:p>
      <text:h text:style-name="Heading_20_2" text:outline-level="2"><text:s text:c="3"/>5.2 Deleting a job</text:h>
      <text:p text:style-name="Preformatted_20_Text"/>
      <text:p text:style-name="Preformatted_20_Text"><text:s text:c="6"/>Deleting a job removes it from the job definition file. Once this is done</text:p>
      <text:p text:style-name="Preformatted_20_Text"><text:s text:c="6"/>the job is gone forever, never to be scheduled again.</text:p>
      <text:p text:style-name="Preformatted_20_Text"/>
      <text:p text:style-name="Preformatted_20_Text"><text:s text:c="6"/>THIS SHOULD NOT BE CONFUSED wil the command SCHED DELETE which is used</text:p>
      <text:p text:style-name="Preformatted_20_Text"><text:s text:c="6"/>to delete a job off the active job queue. The JOB DELETE command is</text:p>
      <text:p text:style-name="Preformatted_20_Text"><text:s text:c="6"/>forever.</text:p>
      <text:p text:style-name="Preformatted_20_Text"/>
      <text:p text:style-name="Preformatted_20_Text"><text:s text:c="6"/>Syntax...</text:p>
      <text:p text:style-name="Preformatted_20_Text"><text:s text:c="6"/>JOB DELETE jobname</text:p>
      <text:p text:style-name="Preformatted_20_Text"/>
      <text:p text:style-name="Preformatted_20_Text"><text:s text:c="6"/>Considerations</text:p>
      <text:p text:style-name="Preformatted_20_Text"><text:s text:c="6"/>* You cannot delete a job from the database if it is on the scheduler</text:p>
      <text:p text:style-name="Preformatted_20_Text"><text:s text:c="8"/>active queue. You need to delete it from the scheduler active task</text:p>
      <text:p text:style-name="Preformatted_20_Text"><text:s text:c="8"/>queues before deleting it from the job database. This means it must be</text:p>
      <text:p text:style-name="Preformatted_20_Text"><text:s text:c="8"/>deleted from the alert queues and the scheduler queues (if it is on the</text:p>
      <text:p text:style-name="Preformatted_20_Text"><text:s text:c="8"/>scheduler queue) with the SCHED DELETE jobname command first.</text:p>
      <text:p text:style-name="Preformatted_20_Text"/>
      <text:h text:style-name="Heading_20_2" text:outline-level="2"><text:s text:c="3"/>5.3 Displaying a list of defined jobs</text:h>
      <text:p text:style-name="Preformatted_20_Text"/>
      <text:p text:style-name="Preformatted_20_Text"><text:s text:c="5"/>To display a list of all jobs in the job defininition database use the</text:p>
      <text:p text:style-name="Preformatted_20_Text"><text:s text:c="5"/>jobsched_cmd command</text:p>
      <text:p text:style-name="Preformatted_20_Text"/>
      <text:p text:style-name="Preformatted_20_Text"><text:s text:c="5"/>JOB LISTALL [jobmask]</text:p>
      <text:p text:style-name="Preformatted_20_Text"/>
      <text:p text:style-name="Preformatted_20_Text"><text:s text:c="5"/>The optional jobmask allows you to display only a subset of jobs, for</text:p>
      <text:p text:style-name="Preformatted_20_Text"><text:s text:c="5"/>example to display only jobs of the form TEST-JOB-xxx</text:p>
      <text:p text:style-name="Preformatted_20_Text"><text:s text:c="5"/>you can enter the jobsched_cmd...</text:p>
      <text:p text:style-name="Preformatted_20_Text"><text:s text:c="5"/>JOB LISTALL TEST-JOB-*</text:p>
      <text:p text:style-name="Preformatted_20_Text"/>
      <text:p text:style-name="Preformatted_20_Text"/>
      <text:h text:style-name="Heading_20_2" text:outline-level="2"><text:s text:c="3"/>5.4 Displaying a defined jobs details</text:h>
      <text:p text:style-name="Preformatted_20_Text"><text:s text:c="3"/></text:p>
      <text:p text:style-name="Preformatted_20_Text"><text:s text:c="5"/>The full definition details of any job in the job details database can be</text:p>
      <text:p text:style-name="Preformatted_20_Text"><text:s text:c="5"/>displayed with the JOB INFO command.</text:p>
      <text:p text:style-name="Preformatted_20_Text"/>
      <text:p text:style-name="Preformatted_20_Text"><text:s text:c="5"/>JOB INFO jobname</text:p>
      <text:p text:style-name="Preformatted_20_Text"/>
      <text:p text:style-name="Preformatted_20_Text"><text:s text:c="5"/>Where jobname is the jobname you wish to display the details for.</text:p>
      <text:p text:style-name="Preformatted_20_Text"><text:s text:c="3"/></text:p>
      <text:h text:style-name="Heading_20_2" text:outline-level="2"><text:s text:c="3"/>5.5 Submitting a job, manually (and why it may be bad)</text:h>
      <text:p text:style-name="Preformatted_20_Text"/>
      <text:p text:style-name="Preformatted_20_Text"><text:s text:c="5"/>It is possible to manually schedule a job onto the active queue. This is</text:p>
      <text:p text:style-name="Preformatted_20_Text"><text:s text:c="5"/>inadvisable unless it is a new job you have just added that you wish to</text:p>
      <text:p text:style-name="Preformatted_20_Text"><text:s text:c="5"/>run under the current days schedule.</text:p>
      <text:p text:style-name="Preformatted_20_Text"/>
      <text:p text:style-name="Preformatted_20_Text"><text:s text:c="5"/>If you manually schedule a job on it will be moved to the active queue</text:p>
      <text:p text:style-name="Preformatted_20_Text"><text:s text:c="5"/>NOT FOR THE CURRENT DAY but scheduled to run at the next time it would</text:p>
      <text:p text:style-name="Preformatted_20_Text"><text:s text:c="5"/>have normally been automatically scheduled to run for. THIS IS BAD.</text:p>
      <text:p text:style-name="Preformatted_20_Text"><text:soft-page-break/></text:p>
      <text:p text:style-name="Preformatted_20_Text"><text:s text:c="5"/>WHY IS THIS BAD ?</text:p>
      <text:p text:style-name="Preformatted_20_Text"><text:s text:c="5"/>The scheduler newday task will not run until all jobs scheduled for the</text:p>
      <text:p text:style-name="Preformatted_20_Text"><text:s text:c="5"/>'current business day' have completed running. It on monday you manually</text:p>
      <text:p text:style-name="Preformatted_20_Text"><text:s text:c="5"/>schedule on a task that is due to run on a sunday that job will go into</text:p>
      <text:p text:style-name="Preformatted_20_Text"><text:s text:c="5"/>time-wait until sunday, preventing the newday task from running. The</text:p>
      <text:p text:style-name="Preformatted_20_Text"><text:s text:c="5"/>effect of this is that jobs scheduled for TUE-SUN will not be scheduled on</text:p>
      <text:p text:style-name="Preformatted_20_Text"><text:s text:c="5"/>each day. SO DON'T DO IT. Scheduling is done automatically, see below.</text:p>
      <text:p text:style-name="Preformatted_20_Text"/>
      <text:p text:style-name="Preformatted_20_Text"><text:s text:c="5"/>If you have just added a new job, that has a date/timestamp for the</text:p>
      <text:p text:style-name="Preformatted_20_Text"><text:s text:c="5"/>current days run, you can add it to the current days active queue with the</text:p>
      <text:p text:style-name="Preformatted_20_Text"><text:s text:c="5"/>command...</text:p>
      <text:p text:style-name="Preformatted_20_Text"/>
      <text:p text:style-name="Preformatted_20_Text"><text:s text:c="5"/>JOB SUBMIT jobname</text:p>
      <text:p text:style-name="Preformatted_20_Text"/>
      <text:p text:style-name="Preformatted_20_Text"><text:s text:c="5"/>where jobname is the name of the job you have just added.</text:p>
      <text:p text:style-name="Preformatted_20_Text"/>
      <text:h text:style-name="Heading_20_2" text:outline-level="2"><text:s text:c="3"/>5.6 Automatic scheduling on of jobs, how it works</text:h>
      <text:p text:style-name="Preformatted_20_Text"/>
      <text:p text:style-name="Preformatted_20_Text"><text:s text:c="5"/>An internal job SCHEDULER-NEWDAY runs each day at or after the time </text:p>
      <text:p text:style-name="Preformatted_20_Text"><text:s text:c="5"/>configured to the server as the newday time. It may run late if there are</text:p>
      <text:p text:style-name="Preformatted_20_Text"><text:s text:c="5"/>still jobs on the active queue waiting to run; it will wait until all jobs</text:p>
      <text:p text:style-name="Preformatted_20_Text"><text:s text:c="5"/>have completed other that itself before running.</text:p>
      <text:p text:style-name="Preformatted_20_Text"/>
      <text:p text:style-name="Preformatted_20_Text"><text:s text:c="5"/>This job scheduler system is based around production days, where an entire</text:p>
      <text:p text:style-name="Preformatted_20_Text"><text:s text:c="5"/>days work must be completed before the next days work is scheduled on.</text:p>
      <text:p text:style-name="Preformatted_20_Text"><text:s text:c="5"/>If at the time the newday job is scheduled to run the newday job will</text:p>
      <text:p text:style-name="Preformatted_20_Text"><text:s text:c="5"/>either go into alert state, or just add to itself a dependency of one of</text:p>
      <text:p text:style-name="Preformatted_20_Text"><text:s text:c="5"/>the jobs still on the queue. Which action is taken depends upon how you</text:p>
      <text:p text:style-name="Preformatted_20_Text"><text:s text:c="5"/>have the server configured; the newday failaction is user configurable.</text:p>
      <text:p text:style-name="Preformatted_20_Text"/>
      <text:p text:style-name="Preformatted_20_Text"><text:s text:c="5"/>When all previous days jobs have completed the newday task will scan the</text:p>
      <text:p text:style-name="Preformatted_20_Text"><text:s text:c="5"/>jobdatabase file and automatically schedule on all jobs that were due to</text:p>
      <text:p text:style-name="Preformatted_20_Text"><text:s text:c="5"/>run within the next 24hour period of its scheduled (as opposed to actual)</text:p>
      <text:p text:style-name="Preformatted_20_Text"><text:s text:c="5"/>start time.</text:p>
      <text:p text:style-name="Preformatted_20_Text"><text:s text:c="5"/>If the newday job was configured to go into an alert state then</text:p>
      <text:p text:style-name="Preformatted_20_Text"><text:s text:c="5"/>operator intervention would be required to restart it after the last</text:p>
      <text:p text:style-name="Preformatted_20_Text"><text:s text:c="5"/>queued job had completed.</text:p>
      <text:p text:style-name="Preformatted_20_Text"/>
      <text:p text:style-name="Preformatted_20_Text"><text:s text:c="5"/>This method ensures that each days jobs are discretely seperated so</text:p>
      <text:p text:style-name="Preformatted_20_Text"><text:s text:c="5"/>operators can easily track them.</text:p>
      <text:p text:style-name="Preformatted_20_Text"><text:s text:c="5"/>The newday job time is customisable, so can acurately relfect when you</text:p>
      <text:p text:style-name="P13"><text:s text:c="5"/>expect your sites daily batch to complete.</text:p>
      <text:h text:style-name="Heading_20_1" text:outline-level="1" text:is-list-header="true"/>
      <text:h text:style-name="P19" text:outline-level="1" text:is-list-header="true"><text:bookmark text:name="#sect6"/>6. Calendar Functionality</text:h>
      <text:h text:style-name="Heading_20_2" text:outline-level="2"><text:bookmark text:name="#sect61"/><text:s text:c="3"/>6.1 Calendar functionality overview</text:h>
      <text:p text:style-name="Preformatted_20_Text"/>
      <text:p text:style-name="Preformatted_20_Text"><text:s text:c="6"/>Calenders may be used in the following ways...</text:p>
      <text:p text:style-name="Preformatted_20_Text"><text:s text:c="6"/>* A holiday calendar is a calendar that contains dates that</text:p>
      <text:p text:style-name="Preformatted_20_Text"><text:s text:c="8"/>any calendar that references it is not to run. <text:span text:style-name="T3">A holiday</text:span></text:p>
      <text:p text:style-name="Preformatted_20_Text"><text:span text:style-name="T3"><text:s text:c="8"/>calendar may only be attached to a job calendar</text:span> to override</text:p>
      <text:p text:style-name="Preformatted_20_Text"><text:s text:c="8"/>dates in that pre-existing calenday, not to a job directly.</text:p>
      <text:p text:style-name="Preformatted_20_Text"><text:s text:c="6"/>* A job calendar can be defined with a list of dates that</text:p>
      <text:p text:style-name="Preformatted_20_Text"><text:s text:c="8"/>a job is to run. It can be created to also refer to a</text:p>
      <text:p text:style-name="Preformatted_20_Text"><text:s text:c="8"/>holiday calendar that will override some of those dates. A</text:p>
      <text:p text:style-name="Preformatted_20_Text"><text:s text:c="8"/>job calendar can only be attached to a job.</text:p>
      <text:p text:style-name="Preformatted_20_Text"><text:s text:c="6"/>* Any Job be defined to use a job calendar will inherit</text:p>
      <text:p text:style-name="Preformatted_20_Text"><text:s text:c="8"/>the holiday calendar associated with the job calendar</text:p>
      <text:p text:style-name="Preformatted_20_Text"><text:s text:c="8"/>also.</text:p>
      <text:p text:style-name="Preformatted_20_Text"/>
      <text:p text:style-name="Preformatted_20_Text"><text:s text:c="6"/>PERFORMANCE HIT WARNING :::</text:p>
      <text:p text:style-name="Preformatted_20_Text"><text:s text:c="6"/>When a calendar is updated every job record must be checked</text:p>
      <text:p text:style-name="Preformatted_20_Text"><text:s text:c="6"/>to see if it needs it's next runtime updated as a result of</text:p>
      <text:p text:style-name="Preformatted_20_Text"><text:s text:c="6"/>the calendar change. For a job calendar change only the</text:p>
      <text:p text:style-name="Preformatted_20_Text"><text:s text:c="6"/>jobs that use the calendar must be updated; for a holiday</text:p>
      <text:p text:style-name="Preformatted_20_Text"><text:s text:c="6"/>calendar change any job that uses ANY calendar will be</text:p>
      <text:p text:style-name="Preformatted_20_Text"><text:s text:c="6"/>updated just in case the jobs calendar uses the holiday</text:p>
      <text:p text:style-name="Preformatted_20_Text"><text:s text:c="6"/>calendar further down the chain. If you have a lot of jobs</text:p>
      <text:p text:style-name="Preformatted_20_Text"><text:s text:c="6"/>defined expect a big performance hit with calendar</text:p>
      <text:p text:style-name="Preformatted_20_Text"><text:s text:c="6"/>commands.</text:p>
      <text:p text:style-name="Preformatted_20_Text"/>
      <text:p text:style-name="Preformatted_20_Text"/>
      <text:h text:style-name="Heading_20_2" text:outline-level="2"><text:s text:c="3"/>6.2 The FORMAT function used to define dates</text:h>
      <text:p text:style-name="Preformatted_20_Text"/>
      <text:p text:style-name="Preformatted_20_Text"><text:s text:c="3"/>On the calendar commands used to change data in the calendar</text:p>
      <text:p text:style-name="Preformatted_20_Text"><text:s text:c="3"/>database a FORMAT parameter must be provided. This parameter</text:p>
      <text:p text:style-name="Preformatted_20_Text"><text:s text:c="3"/>is used to define the way you wish to define dates to the</text:p>
      <text:p text:style-name="Preformatted_20_Text"><text:s text:c="3"/>calendar, and the actual dates themselves in the format you</text:p>
      <text:p text:style-name="Preformatted_20_Text"><text:s text:c="3"/>have selected.</text:p>
      <text:p text:style-name="Preformatted_20_Text"/>
      <text:p text:style-name="Preformatted_20_Text"><text:s text:c="3"/>The possible format parameters are...</text:p>
      <text:p text:style-name="Preformatted_20_Text"><text:s text:c="8"/>FORMAT MONTHSDAYS "MM/DD,MM/DD,MM/DD,MM/DD,MM/DD..."</text:p>
      <text:p text:style-name="Preformatted_20_Text"><text:s text:c="8"/>FORMAT DAYS ALL|JAN|FEB...DEC "DD,DD,DD,DD..."</text:p>
      <text:p text:style-name="Preformatted_20_Text"><text:s text:c="8"/>FORMAT DAYNAMES "SUN,MON,TUE,WED,THU,FRI,SAT"</text:p>
      <text:p text:style-name="Preformatted_20_Text"/>
      <text:p text:style-name="Preformatted_20_Text"><text:s text:c="3"/>These are pretty self explainatory, the first format</text:p>
      <text:p text:style-name="Preformatted_20_Text"><text:s text:c="3"/>allows you to enter dates to the calendar using a</text:p>
      <text:p text:style-name="Preformatted_20_Text"><text:s text:c="3"/>month day pair, the second allows you to specify</text:p>
      <text:p text:style-name="Preformatted_20_Text"><text:s text:c="3"/>individual dates in a month (or all months), and the</text:p>
      <text:p text:style-name="Preformatted_20_Text"><text:s text:c="3"/>third will identify dates for the entire year by</text:p>
      <text:p text:style-name="Preformatted_20_Text"><text:s text:c="3"/>day name.</text:p>
      <text:p text:style-name="Preformatted_20_Text"/>
      <text:h text:style-name="Heading_20_2" text:outline-level="2"><text:s text:c="3"/>6.3 Adding Calendar Entries</text:h>
      <text:p text:style-name="Preformatted_20_Text"/>
      <text:p text:style-name="Preformatted_20_Text"><text:soft-page-break/><text:s text:c="3"/>The syntax for adding a new calendar entry is as</text:p>
      <text:p text:style-name="Preformatted_20_Text"><text:s text:c="3"/>follows (to be enetered on one line)...</text:p>
      <text:p text:style-name="Preformatted_20_Text"/>
      <text:p text:style-name="Preformatted_20_Text"><text:s text:c="3"/>CALENDAR ADD calname,DESC "XXX",TYPE JOB|HOLIDAY,YEAR YYYY[,HOLCAL holcalname],FORMAT format-string</text:p>
      <text:p text:style-name="Preformatted_20_Text"/>
      <text:p text:style-name="Preformatted_20_Text"><text:s text:c="3"/>The values of format-string were covered in section 6.2.</text:p>
      <text:p text:style-name="Preformatted_20_Text"/>
      <text:p text:style-name="Preformatted_20_Text"><text:s text:c="3"/>calname is the name of the calendar. You may use the same name for a job</text:p>
      <text:p text:style-name="Preformatted_20_Text"><text:s text:c="3"/>calendar and holiday calendar if desired for clarity as they will still be</text:p>
      <text:p text:style-name="Preformatted_20_Text"><text:s text:c="3"/>unique by calendar type.</text:p>
      <text:p text:style-name="Preformatted_20_Text"/>
      <text:p text:style-name="Preformatted_20_Text"><text:s text:c="3"/>The description "XXX" may be any description up to 40 bytes describing the</text:p>
      <text:p text:style-name="Preformatted_20_Text"><text:s text:c="3"/>calendar, it must be between " characters.</text:p>
      <text:p text:style-name="Preformatted_20_Text"/>
      <text:p text:style-name="Preformatted_20_Text"><text:s text:c="3"/>The TYPE may be JOB or HOLIDAY. A JOB calendar contains dates a job will</text:p>
      <text:p text:style-name="Preformatted_20_Text"><text:s text:c="3"/>execute on, a HOLIDAY calendar is used to define dates a job will NOT</text:p>
      <text:p text:style-name="Preformatted_20_Text"><text:s text:c="3"/>execute on.</text:p>
      <text:p text:style-name="Preformatted_20_Text"/>
      <text:p text:style-name="Preformatted_20_Text"><text:s text:c="3"/>The year is also part of the calendar key. It MUST be provided. It ensures</text:p>
      <text:p text:style-name="Preformatted_20_Text"><text:s text:c="3"/>that calendars do not accidentally wrap across years from the job execution</text:p>
      <text:p text:style-name="Preformatted_20_Text"><text:s text:c="3"/>perspective. (ie: if a job uses calendar JOB1-CAL in 2002 when the</text:p>
      <text:p text:style-name="Preformatted_20_Text"><text:s text:c="3"/>calendar 2002 expires it will look for a JOB-CAL1 for 2003, if found good,</text:p>
      <text:p text:style-name="Preformatted_20_Text"><text:s text:c="3"/>it has a new set of dates; if not found the job will be placed into a</text:p>
      <text:p text:style-name="Preformatted_20_Text"><text:s text:c="3"/>'calendar error' state). This is also used to maintain the database, as</text:p>
      <text:p text:style-name="Preformatted_20_Text"><text:s text:c="3"/>in 2003 all calendars for 2002 will be purged.</text:p>
      <text:p text:style-name="Preformatted_20_Text"/>
      <text:p text:style-name="Preformatted_20_Text"><text:s text:c="3"/>IMPORTANT: A job will use a calendar for it's current year, the calendar</text:p>
      <text:p text:style-name="Preformatted_20_Text"><text:s text:c="3"/>will use the holiday calendar for the current year etc. Ensure you have your</text:p>
      <text:p text:style-name="Preformatted_20_Text"><text:s text:c="3"/>next years calendars in place before the end of the year if you are using</text:p>
      <text:p text:style-name="Preformatted_20_Text"><text:s text:c="3"/>calendars.</text:p>
      <text:p text:style-name="Preformatted_20_Text"/>
      <text:h text:style-name="Heading_20_2" text:outline-level="2"><text:s text:c="3"/>6.4 Changing Calendar Values</text:h>
      <text:p text:style-name="Preformatted_20_Text"/>
      <text:h text:style-name="Heading_20_3" text:outline-level="3"><text:s text:c="6"/>6.4.1 Adding extra days into a calendar</text:h>
      <text:p text:style-name="Preformatted_20_Text"/>
      <text:p text:style-name="Preformatted_20_Text"><text:s text:c="6"/>Once a calendar has been created you may add additional execution dates</text:p>
      <text:p text:style-name="Preformatted_20_Text"><text:s text:c="6"/>to it with the CALENDAR MERGE command. This command adds extra dates to</text:p>
      <text:p text:style-name="Preformatted_20_Text"><text:s text:c="6"/>an existing calendar.</text:p>
      <text:p text:style-name="Preformatted_20_Text"/>
      <text:p text:style-name="Preformatted_20_Text"><text:s text:c="6"/>The command needs to be entered on one line.</text:p>
      <text:p text:style-name="Preformatted_20_Text"/>
      <text:p text:style-name="Preformatted_20_Text"><text:s text:c="6"/>CALENDAR MERGE calname,TYPE JOB|HOLIDAY,YEAR YYYY,FORMAT format-string</text:p>
      <text:p text:style-name="Preformatted_20_Text"/>
      <text:p text:style-name="Preformatted_20_Text"><text:s text:c="6"/>The format-string parameter values were covered in section 6.2</text:p>
      <text:p text:style-name="Preformatted_20_Text"/>
      <text:p text:style-name="Preformatted_20_Text"/>
      <text:h text:style-name="Heading_20_3" text:outline-level="3"><text:s text:c="6"/>6.4.2 Removing days from a calendar</text:h>
      <text:p text:style-name="Preformatted_20_Text"/>
      <text:p text:style-name="Preformatted_20_Text"><text:s text:c="6"/>Once a calendar has been created you may selectively remove execution</text:p>
      <text:p text:style-name="Preformatted_20_Text"><text:s text:c="6"/>dates from it with the CALENDAR UMMERGE command. This command subtracts</text:p>
      <text:p text:style-name="Preformatted_20_Text"><text:s text:c="6"/>dates from an existing calendar.</text:p>
      <text:p text:style-name="Preformatted_20_Text"/>
      <text:p text:style-name="Preformatted_20_Text"><text:soft-page-break/><text:s text:c="6"/>The command needs to be entered on one line.</text:p>
      <text:p text:style-name="Preformatted_20_Text"/>
      <text:p text:style-name="Preformatted_20_Text"><text:s text:c="9"/>CALENDAR UNMERGE|SUBDELETE calname,TYPE JOB|HOLIDAY,YEAR YYYY,FORMAT format-string</text:p>
      <text:p text:style-name="Preformatted_20_Text"/>
      <text:p text:style-name="Preformatted_20_Text"><text:s text:c="6"/>The format-string parameter values were covered in section 6.2</text:p>
      <text:p text:style-name="Preformatted_20_Text"/>
      <text:h text:style-name="Heading_20_2" text:outline-level="2"><text:s text:c="6"/>6.5 Deleting a calendar entry</text:h>
      <text:p text:style-name="Preformatted_20_Text"/>
      <text:p text:style-name="Preformatted_20_Text"><text:s text:c="6"/>Deleting a calendar is not as simple as it seems. The command syntax is</text:p>
      <text:p text:style-name="Preformatted_20_Text"><text:s text:c="6"/>below, and the parameteres have been explained earlier; the restrictions</text:p>
      <text:p text:style-name="Preformatted_20_Text"><text:s text:c="6"/>on the command are...</text:p>
      <text:p text:style-name="Preformatted_20_Text"><text:s text:c="6"/>* You may not delete a holiday calendar if any job calendar references it.</text:p>
      <text:p text:style-name="Preformatted_20_Text"><text:s text:c="6"/>* You may not delete a job calendar if any job references it.</text:p>
      <text:p text:style-name="Preformatted_20_Text"/>
      <text:p text:style-name="Preformatted_20_Text"><text:s text:c="6"/>CALENDAR DELETE calname,TYPE JOB|HOLIDAY,YEAR YYYY</text:p>
      <text:p text:style-name="Preformatted_20_Text"/>
      <text:h text:style-name="Heading_20_2" text:outline-level="2"><text:s text:c="6"/>6.6 Listing all calendar entries</text:h>
      <text:p text:style-name="Preformatted_20_Text"/>
      <text:p text:style-name="Preformatted_20_Text"><text:s text:c="6"/>To list all active calendar entries from the calendar</text:p>
      <text:p text:style-name="Preformatted_20_Text"><text:s text:c="6"/>database use the command below. It will list the key</text:p>
      <text:p text:style-name="Preformatted_20_Text"><text:s text:c="6"/>fields of year, type, name and description for each</text:p>
      <text:p text:style-name="Preformatted_20_Text"><text:s text:c="6"/>calendar in the server database.</text:p>
      <text:p text:style-name="Preformatted_20_Text"/>
      <text:p text:style-name="Preformatted_20_Text"><text:s text:c="6"/>CALENDAR LISTALL [calmask]</text:p>
      <text:p text:style-name="Preformatted_20_Text"/>
      <text:p text:style-name="Preformatted_20_Text"><text:s text:c="6"/>The optional calmask can be used to select entries by wildcard to limit</text:p>
      <text:p text:style-name="Preformatted_20_Text"><text:s text:c="6"/>the amount of responses returned (ie<text:span text:style-name="T6"> *IRST* would find FIRST-OF-MONTH) </text:span></text:p>
      <text:p text:style-name="Preformatted_20_Text"/>
      <text:h text:style-name="Heading_20_2" text:outline-level="2"><text:s text:c="6"/>6.7 Displaying details of a calendar</text:h>
      <text:p text:style-name="Preformatted_20_Text"/>
      <text:p text:style-name="Preformatted_20_Text"><text:s text:c="6"/>To display detailed on a specific calendar entry use the command below.</text:p>
      <text:p text:style-name="Preformatted_20_Text"><text:s text:c="6"/>It will display a the yearly table of execution dates for the calendar.</text:p>
      <text:p text:style-name="Preformatted_20_Text"/>
      <text:p text:style-name="P13"><text:s text:c="6"/>CALENDAR INFO calname,TYPE JOB|HOLIDAY,YEAR YYYY</text:p>
      <text:p text:style-name="P13"/>
      <text:h text:style-name="Heading_20_1" text:outline-level="1" text:is-list-header="true"/>
      <text:h text:style-name="P19" text:outline-level="1" text:is-list-header="true"><text:bookmark text:name="#sect7"/>7. Managing jobs in alert status</text:h>
      <text:h text:style-name="Heading_20_2" text:outline-level="2"><text:bookmark text:name="#sect71"/><text:s text:c="3"/>7.1 Displaying the alert queue</text:h>
      <text:p text:style-name="Preformatted_20_Text"/>
      <text:h text:style-name="Heading_20_3" text:outline-level="3"><text:s text:c="6"/>7.1.1 Display all jobs on the alert queue</text:h>
      <text:p text:style-name="Preformatted_20_Text"/>
      <text:p text:style-name="Preformatted_20_Text"><text:s text:c="6"/>A summary of all jobs currently on the alert queue is generated</text:p>
      <text:p text:style-name="Preformatted_20_Text"><text:s text:c="6"/>with the follwoing command.</text:p>
      <text:p text:style-name="Preformatted_20_Text"><text:s text:c="6"/></text:p>
      <text:p text:style-name="Preformatted_20_Text"><text:s text:c="6"/>ALERT LISTALL</text:p>
      <text:p text:style-name="Preformatted_20_Text"/>
      <text:p text:style-name="Preformatted_20_Text"><text:s text:c="6"/>If no alerts are on the queue an empty display will be returned.</text:p>
      <text:p text:style-name="Preformatted_20_Text"><text:s text:c="6"/>If there are alerts they are returned in the following format...</text:p>
      <text:p text:style-name="Preformatted_20_Text"/>
      <text:p text:style-name="Preformatted_20_Text"/>
      <text:h text:style-name="Heading_20_3" text:outline-level="3"><text:s text:c="6"/>7.1.2 Display details for a specific alert</text:h>
      <text:p text:style-name="Preformatted_20_Text"/>
      <text:p text:style-name="Preformatted_20_Text"><text:s text:c="6"/>To find out more details on an alert the command</text:p>
      <text:p text:style-name="Preformatted_20_Text"><text:s text:c="6"/></text:p>
      <text:p text:style-name="Preformatted_20_Text"><text:s text:c="6"/>ALERT INFO jobname</text:p>
      <text:p text:style-name="Preformatted_20_Text"/>
      <text:p text:style-name="Preformatted_20_Text"><text:s text:c="6"/>Where <text:s/>is the name of the failed job will display the detailed</text:p>
      <text:p text:style-name="Preformatted_20_Text"><text:s text:c="6"/>information for the alert.</text:p>
      <text:p text:style-name="Preformatted_20_Text"><text:s text:c="6"/>Common errors would be exit code 127 (program to be run was not</text:p>
      <text:p text:style-name="Preformatted_20_Text"><text:s text:c="6"/>found) or a signal error indicating the program was killed with</text:p>
      <text:p text:style-name="Preformatted_20_Text"><text:s text:c="6"/>the signal number in the detailed display.</text:p>
      <text:p text:style-name="Preformatted_20_Text"/>
      <text:p text:style-name="Preformatted_20_Text"><text:s text:c="6"/>As a general rule any other exit code will be the exit code returned</text:p>
      <text:p text:style-name="Preformatted_20_Text"><text:s text:c="6"/>by the program or script being executed so you will need to refer to</text:p>
      <text:p text:style-name="Preformatted_20_Text"><text:s text:c="6"/>the documentation for the program or script to determine why the exit</text:p>
      <text:p text:style-name="Preformatted_20_Text"><text:s text:c="6"/>code was generated.</text:p>
      <text:p text:style-name="Preformatted_20_Text"/>
      <text:p text:style-name="Preformatted_20_Text"><text:s text:c="6"/>Your job scheduler adminsitrator may have used the alert customisation</text:p>
      <text:p text:style-name="Preformatted_20_Text"><text:s text:c="6"/>table when installing the scheduler, in which case you may actually</text:p>
      <text:p text:style-name="Preformatted_20_Text"><text:s text:c="6"/>see meaningfull text for the error description; if you get in the</text:p>
      <text:p text:style-name="Preformatted_20_Text"><text:s text:c="6"/>alert description field no text for error then they have not yet</text:p>
      <text:p text:style-name="Preformatted_20_Text"><text:s text:c="6"/>done that. But setting that up is in the job scheduler daemon manual</text:p>
      <text:p text:style-name="Preformatted_20_Text"><text:s text:c="6"/>and only for the administrator to play with.</text:p>
      <text:p text:style-name="Preformatted_20_Text"><text:s text:c="2"/></text:p>
      <text:h text:style-name="Heading_20_2" text:outline-level="2"><text:s text:c="3"/>7.2 Acknowledging an alert</text:h>
      <text:p text:style-name="Preformatted_20_Text"/>
      <text:p text:style-name="Preformatted_20_Text"><text:s text:c="6"/>When an alert is written to the queue it is in an unacknowledged state.</text:p>
      <text:p text:style-name="Preformatted_20_Text"><text:s text:c="6"/>Acknowledging an alert really has no effect on the scheduler but is </text:p>
      <text:p text:style-name="Preformatted_20_Text"><text:s text:c="6"/>usefull for monitoring interfaces (ie: the supplied sample monitoring</text:p>
      <text:p text:style-name="Preformatted_20_Text"><text:s text:c="6"/>interfaces can display the alert in yellow instead of red once it has</text:p>
      <text:p text:style-name="Preformatted_20_Text"><text:s text:c="6"/>been acknowledged).</text:p>
      <text:p text:style-name="Preformatted_20_Text"/>
      <text:p text:style-name="Preformatted_20_Text"><text:s text:c="6"/>To acknowledge an alert use the command</text:p>
      <text:p text:style-name="Preformatted_20_Text"><text:s text:c="6"/></text:p>
      <text:p text:style-name="Preformatted_20_Text"><text:soft-page-break/><text:s text:c="6"/>ALERT ACK jobname</text:p>
      <text:p text:style-name="Preformatted_20_Text"/>
      <text:p text:style-name="Preformatted_20_Text"><text:s text:c="6"/>where jobname is the name of the job on the alert queue you intend to</text:p>
      <text:p text:style-name="Preformatted_20_Text"><text:s text:c="6"/>acknowledge.</text:p>
      <text:p text:style-name="Preformatted_20_Text"/>
      <text:h text:style-name="Heading_20_2" text:outline-level="2"><text:s text:c="3"/>7.3 Restarting a failed job</text:h>
      <text:p text:style-name="Preformatted_20_Text"/>
      <text:p text:style-name="Preformatted_20_Text"><text:s text:c="6"/>Restarting a job assumes that the job can be rerun from the start. All</text:p>
      <text:p text:style-name="Preformatted_20_Text"><text:s text:c="6"/>jobs run by the scheduler should be able to be restarted from the </text:p>
      <text:p text:style-name="Preformatted_20_Text"><text:s text:c="6"/>beginning without causing problems. See the job scheduler job writing</text:p>
      <text:p text:style-name="Preformatted_20_Text"><text:s text:c="6"/>guide manual for that.</text:p>
      <text:p text:style-name="Preformatted_20_Text"/>
      <text:p text:style-name="Preformatted_20_Text"><text:s text:c="6"/>also obvously assumes you have fixed the problem that caused the job to</text:p>
      <text:p text:style-name="Preformatted_20_Text"><text:s text:c="6"/>fail in the first place.</text:p>
      <text:p text:style-name="Preformatted_20_Text"/>
      <text:p text:style-name="Preformatted_20_Text"><text:s text:c="6"/>Restarting a job will delete the alert, and reschedule the job to be run</text:p>
      <text:p text:style-name="Preformatted_20_Text"><text:s text:c="6"/>as soon as the scheduler is able to do so.</text:p>
      <text:p text:style-name="Preformatted_20_Text"/>
      <text:p text:style-name="Preformatted_20_Text"><text:s text:c="6"/>The command to do this is</text:p>
      <text:p text:style-name="Preformatted_20_Text"/>
      <text:p text:style-name="Preformatted_20_Text"><text:s text:c="6"/>ALERT RESTART jobname </text:p>
      <text:p text:style-name="Preformatted_20_Text"/>
      <text:p text:style-name="Preformatted_20_Text"><text:s text:c="6"/>where <text:s/>is the job you wish to requeue back onto the execution queue to</text:p>
      <text:p text:style-name="Preformatted_20_Text"><text:s text:c="6"/>run again.</text:p>
      <text:p text:style-name="Preformatted_20_Text"/>
      <text:h text:style-name="Heading_20_2" text:outline-level="2"><text:s text:c="3"/>7.4 Forcing a job from alert status to OK status</text:h>
      <text:p text:style-name="Preformatted_20_Text"/>
      <text:p text:style-name="Preformatted_20_Text"><text:s text:c="6"/>There will be times where a job is unable to be fixed but you do not wish</text:p>
      <text:p text:style-name="Preformatted_20_Text"><text:s text:c="6"/>the batch stream to be held up; <text:s/>The forceOK may not be appropriate for</text:p>
      <text:p text:style-name="Preformatted_20_Text"><text:s text:c="6"/>this (see considerations), one of the dependency delete functions may be</text:p>
      <text:p text:style-name="Preformatted_20_Text"><text:s text:c="6"/>better in that instance.</text:p>
      <text:p text:style-name="Preformatted_20_Text"/>
      <text:p text:style-name="Preformatted_20_Text"><text:s text:c="6"/>If however you have examined the job output of a failed job you may</text:p>
      <text:p text:style-name="Preformatted_20_Text"><text:s text:c="6"/>decide that the job did complete OK. In this case the forceOK should be</text:p>
      <text:p text:style-name="Preformatted_20_Text"><text:s text:c="6"/>used to mark the job completed as it ensures ALL the database flags are</text:p>
      <text:p text:style-name="Preformatted_20_Text"><text:s text:c="6"/>updated correctly to indicate completion of the job.</text:p>
      <text:p text:style-name="Preformatted_20_Text"/>
      <text:p text:style-name="Preformatted_20_Text"><text:s text:c="6"/>The forceOK will</text:p>
      <text:p text:style-name="Preformatted_20_Text"><text:s text:c="6"/>* delete the alert</text:p>
      <text:p text:style-name="Preformatted_20_Text"><text:s text:c="6"/>* mark the job completed in the scheduler</text:p>
      <text:p text:style-name="Preformatted_20_Text"><text:s text:c="6"/>* update the job database last runtime to the forceok time</text:p>
      <text:p text:style-name="Preformatted_20_Text"><text:s text:c="6"/>* mark the jobname dependencies on all jobs waiting for this job as</text:p>
      <text:p text:style-name="Preformatted_20_Text"><text:s text:c="8"/>satisfied.</text:p>
      <text:p text:style-name="Preformatted_20_Text"><text:s text:c="6"/>* If it is a repeating job, will requeue it to the next time</text:p>
      <text:p text:style-name="Preformatted_20_Text"/>
      <text:p text:style-name="Preformatted_20_Text"><text:s text:c="6"/>The syntax for this command is</text:p>
      <text:p text:style-name="Preformatted_20_Text"><text:s text:c="6"/></text:p>
      <text:p text:style-name="Preformatted_20_Text"><text:s text:c="6"/>ALERT FORCEOK jobname</text:p>
      <text:p text:style-name="Preformatted_20_Text"/>
      <text:p text:style-name="Preformatted_20_Text"><text:s text:c="6"/>where <text:s/>is the name of the job on the alert queue.</text:p>
      <text:p text:style-name="Preformatted_20_Text"/>
      <text:p text:style-name="Preformatted_20_Text"/>
      <text:p text:style-name="Preformatted_20_Text"><text:s text:c="6"/>Considerations</text:p>
      <text:p text:style-name="Preformatted_20_Text"/>
      <text:p text:style-name="Preformatted_20_Text"><text:s text:c="6"/>As this command marks the job OK AND UPDATES THE LAST RUN AND NEXT RUN</text:p>
      <text:p text:style-name="Preformatted_20_Text"><text:soft-page-break/><text:s text:c="6"/>TIMESTAMPS it is not possible to resubmit the job for the current day.</text:p>
      <text:p text:style-name="Preformatted_20_Text"><text:s text:c="6"/></text:p>
      <text:p text:style-name="Preformatted_20_Text"><text:s text:c="6"/>If the actual intent is to allow other jobs to begin running while this</text:p>
      <text:p text:style-name="Preformatted_20_Text"><text:s text:c="6"/>one is fixed then you should use the dependency queue commands to release</text:p>
      <text:p text:style-name="Preformatted_20_Text"><text:s text:c="6"/>dependencies from waiting jobs, allowing them to run; rather than </text:p>
      <text:p text:style-name="Preformatted_20_Text"><text:s text:c="6"/>forceOKing the alert state job off the system. Thie dependency releases</text:p>
      <text:p text:style-name="Preformatted_20_Text"><text:s text:c="6"/>would allow the other jobs to run and the alert job to still be restarted</text:p>
      <text:p text:style-name="P13"><text:s text:c="6"/>when the problem is fixed.</text:p>
      <text:h text:style-name="Heading_20_1" text:outline-level="1" text:is-list-header="true"/>
      <text:h text:style-name="P19" text:outline-level="1" text:is-list-header="true"><text:bookmark text:name="#sect8"/>8. Dependency queue management</text:h>
      <text:h text:style-name="Heading_20_2" text:outline-level="2"><text:bookmark text:name="#sect81"/><text:s text:c="2"/>8.1 Listing all dependencies on the dependency queue</text:h>
      <text:p text:style-name="Preformatted_20_Text"/>
      <text:p text:style-name="Preformatted_20_Text"><text:s text:c="4"/>To list all dependencies still outstanding for the current days processing</text:p>
      <text:p text:style-name="Preformatted_20_Text"><text:s text:c="4"/>use the command</text:p>
      <text:p text:style-name="Preformatted_20_Text"/>
      <text:p text:style-name="Preformatted_20_Text"><text:s text:c="4"/>DEP LISTALL</text:p>
      <text:p text:style-name="Preformatted_20_Text"/>
      <text:p text:style-name="Preformatted_20_Text"><text:s text:c="4"/>which will list the jobnames in the dependency queue, and what dependencies</text:p>
      <text:p text:style-name="Preformatted_20_Text"><text:s text:c="4"/>each job is waiting for.</text:p>
      <text:p text:style-name="Preformatted_20_Text"/>
      <text:p text:style-name="Preformatted_20_Text"><text:s text:c="4"/>Example:</text:p>
      <text:p text:style-name="Preformatted_20_Text"><text:s text:c="4"/>command:DEP LISTALL</text:p>
      <text:p text:style-name="Preformatted_20_Text"/>
      <text:p text:style-name="Preformatted_20_Text"><text:s text:c="4"/>Job TEST-FILE-DEP <text:s text:c="17"/>is waiting on...</text:p>
      <text:p text:style-name="Preformatted_20_Text"><text:s text:c="8"/>FILE /home/mark/scheduler/testing/trigger</text:p>
      <text:p text:style-name="Preformatted_20_Text"><text:s text:c="4"/>Job TEST-JOB-DEP <text:s text:c="18"/>is waiting on...</text:p>
      <text:p text:style-name="Preformatted_20_Text"><text:s text:c="8"/>JOB <text:s/>TEST-FILE-DEP</text:p>
      <text:p text:style-name="Preformatted_20_Text"><text:s text:c="8"/>JOB <text:s/>TEST-FAIL-AND-RESTART</text:p>
      <text:p text:style-name="Preformatted_20_Text"><text:s text:c="4"/>Job SCHEDULER-NEWDAY <text:s text:c="14"/>is waiting on...</text:p>
      <text:p text:style-name="Preformatted_20_Text"><text:s text:c="8"/>JOB <text:s/>TEST-FILE-DEP</text:p>
      <text:p text:style-name="Preformatted_20_Text"/>
      <text:h text:style-name="Heading_20_2" text:outline-level="2"><text:s text:c="2"/>8.2 List what jobs are waiting on a dependency name</text:h>
      <text:p text:style-name="Preformatted_20_Text"/>
      <text:p text:style-name="Preformatted_20_Text"><text:s text:c="4"/>To see what impact globally clearing a dependency will have on the current</text:p>
      <text:p text:style-name="Preformatted_20_Text"><text:s text:c="4"/>days scheduling, the command</text:p>
      <text:p text:style-name="Preformatted_20_Text"/>
      <text:p text:style-name="Preformatted_20_Text"><text:s text:c="4"/>DEP LISTWAIT depname</text:p>
      <text:p text:style-name="Preformatted_20_Text"/>
      <text:p text:style-name="Preformatted_20_Text"><text:s text:c="4"/>where <text:s/>is a full dependencyname value, either a jobname or</text:p>
      <text:p text:style-name="Preformatted_20_Text"><text:s text:c="4"/>flename. This command will show all jobs that are waiting for the</text:p>
      <text:p text:style-name="Preformatted_20_Text"><text:s text:c="4"/>dependency to be satisfied.</text:p>
      <text:p text:style-name="Preformatted_20_Text"/>
      <text:p text:style-name="Preformatted_20_Text"><text:s text:c="4"/>Example:</text:p>
      <text:p text:style-name="Preformatted_20_Text"><text:s text:c="4"/>command:DEP LISTWAIT /home/mark/scheduler/testing/trigger</text:p>
      <text:p text:style-name="Preformatted_20_Text"/>
      <text:p text:style-name="Preformatted_20_Text"><text:s text:c="4"/>TEST-FILE-DEP</text:p>
      <text:p text:style-name="Preformatted_20_Text"/>
      <text:h text:style-name="Heading_20_2" text:outline-level="2"><text:s text:c="2"/>8.3 Clearing all dependencies for a specific job</text:h>
      <text:p text:style-name="Preformatted_20_Text"/>
      <text:p text:style-name="Preformatted_20_Text"><text:s text:c="4"/>Occasionally, for whatever reason, you may not wish a job to wait until all</text:p>
      <text:p text:style-name="Preformatted_20_Text"><text:s text:c="4"/>its dependencies have been satisfied before starting running.</text:p>
      <text:p text:style-name="Preformatted_20_Text"/>
      <text:p text:style-name="Preformatted_20_Text"><text:s text:c="4"/>This may be a DANGEROUS decision, as I'm sure the dependencies were setup</text:p>
      <text:p text:style-name="Preformatted_20_Text"><text:s text:c="4"/>for a reason. If however you are absolutely sure this will have no nasty</text:p>
      <text:p text:style-name="Preformatted_20_Text"><text:s text:c="4"/>impacts on your days batch processing...</text:p>
      <text:p text:style-name="Preformatted_20_Text"><text:s text:c="4"/></text:p>
      <text:p text:style-name="Preformatted_20_Text"><text:s text:c="4"/>The command</text:p>
      <text:p text:style-name="Preformatted_20_Text"/>
      <text:p text:style-name="Preformatted_20_Text"><text:s text:c="4"/>DEP CLEARALL JOB jobname</text:p>
      <text:p text:style-name="Preformatted_20_Text"><text:soft-page-break/></text:p>
      <text:p text:style-name="Preformatted_20_Text"><text:s text:c="4"/>where jobname is the jobname of a job waiting on dependencies, will mark as</text:p>
      <text:p text:style-name="Preformatted_20_Text"><text:s text:c="4"/>satisfied FOR THAT JOB ONLY all the dependencies it is waiting on.</text:p>
      <text:p text:style-name="Preformatted_20_Text"><text:s text:c="4"/>The job will then be requeued on time-wait rather than dependency-wait</text:p>
      <text:p text:style-name="Preformatted_20_Text"><text:s text:c="4"/>waiting for its scheduled time to run.</text:p>
      <text:p text:style-name="Preformatted_20_Text"/>
      <text:h text:style-name="Heading_20_2" text:outline-level="2"><text:s text:c="2"/>8.4 Forcing a dependency name to be globally satisfied</text:h>
      <text:p text:style-name="Preformatted_20_Text"/>
      <text:p text:style-name="Preformatted_20_Text"><text:s text:c="4"/>There will always, however infrequently, be the occasion where a job fails</text:p>
      <text:p text:style-name="Preformatted_20_Text"><text:s text:c="4"/>that just cannot be fixed in time, or pherhaps a file transmission that is</text:p>
      <text:p text:style-name="Preformatted_20_Text"><text:s text:c="4"/>just not going to arrive that day. In the later instance of course you</text:p>
      <text:p text:style-name="Preformatted_20_Text"><text:s text:c="4"/>would delete jobs relying on the file rather than just removing the</text:p>
      <text:p text:style-name="Preformatted_20_Text"><text:s text:c="4"/>dependecy I hope.</text:p>
      <text:p text:style-name="Preformatted_20_Text"/>
      <text:p text:style-name="Preformatted_20_Text"><text:s text:c="4"/>A command to delete a dependency across all jobs waiting for it has been</text:p>
      <text:p text:style-name="Preformatted_20_Text"><text:s text:c="4"/>provided for this eventuality. This is the command</text:p>
      <text:p text:style-name="Preformatted_20_Text"><text:s text:c="4"/></text:p>
      <text:p text:style-name="Preformatted_20_Text"><text:s text:c="4"/>DEP CLEARALL DEP depname <text:s text:c="7"/></text:p>
      <text:p text:style-name="Preformatted_20_Text"/>
      <text:p text:style-name="Preformatted_20_Text"><text:s text:c="4"/>where <text:s/>is the full dependencyname (whether jobname or filename) that you</text:p>
      <text:p text:style-name="Preformatted_20_Text"><text:s text:c="4"/>have deterimined is just not going to be satisfied in the current days</text:p>
      <text:p text:style-name="Preformatted_20_Text"><text:s text:c="4"/>batch run.</text:p>
      <text:p text:style-name="Preformatted_20_Text"/>
      <text:p text:style-name="Preformatted_20_Text"><text:s text:c="4"/>This command will, for each job waiting on the specific dependency named,</text:p>
      <text:p text:style-name="Preformatted_20_Text"><text:s text:c="4"/>have that specific dependency marked as satisfied. No other dependencies</text:p>
      <text:p text:style-name="P13"><text:s text:c="4"/>jobs may be waiting on will be affected for jobs being modified.</text:p>
      <text:h text:style-name="Heading_20_1" text:outline-level="1" text:is-list-header="true"/>
      <text:h text:style-name="P19" text:outline-level="1" text:is-list-header="true"><text:bookmark text:name="#sect9"/>9. Running job management commands</text:h>
      <text:h text:style-name="Heading_20_2" text:outline-level="2"><text:bookmark text:name="#sect91"/><text:s text:c="2"/>9.1 Listing all jobs on the active queue</text:h>
      <text:p text:style-name="Preformatted_20_Text"/>
      <text:p text:style-name="Preformatted_20_Text"><text:s text:c="4"/>To list all jobs on the current scheduler active queue use the command</text:p>
      <text:p text:style-name="Preformatted_20_Text"/>
      <text:p text:style-name="Preformatted_20_Text"><text:s text:c="4"/>SCHED LISTALL [jobmask]</text:p>
      <text:p text:style-name="Preformatted_20_Text"/>
      <text:p text:style-name="Preformatted_20_Text"><text:s text:c="4"/>Using a wildcard mask can be used to limit the response returned, for</text:p>
      <text:p text:style-name="Preformatted_20_Text"><text:s text:c="4"/>example to display test jobs all following the naming standard TEST-JOB-xxx</text:p>
      <text:p text:style-name="Preformatted_20_Text"><text:s text:c="4"/>you could enter...</text:p>
      <text:p text:style-name="Preformatted_20_Text"><text:s text:c="4"/>SCHED LISTALL TEST-JOB-*</text:p>
      <text:p text:style-name="Preformatted_20_Text"/>
      <text:p text:style-name="Preformatted_20_Text"><text:s text:c="4"/>This command only displays jobs still on the active scheduler queue;</text:p>
      <text:p text:style-name="Preformatted_20_Text"><text:s text:c="4"/>those running, waiting to run or in failed state. It does not provide</text:p>
      <text:p text:style-name="Preformatted_20_Text"><text:s text:c="4"/>information on jobs that have completed as they are of no interest to</text:p>
      <text:p text:style-name="Preformatted_20_Text"><text:s text:c="4"/>the active schedule queue anymore.</text:p>
      <text:p text:style-name="Preformatted_20_Text"><text:s text:c="4"/>Note: your administrator can turn on the display of completed/deleted</text:p>
      <text:p text:style-name="Preformatted_20_Text"><text:s text:c="4"/>jobs, but that is primarily a debugging tool and not enabled by default.</text:p>
      <text:p text:style-name="Preformatted_20_Text"><text:s text:c="4"/>If you do see completed jobs when you issue this display command, your</text:p>
      <text:p text:style-name="Preformatted_20_Text"><text:s text:c="4"/>administrator has enabled debugging options. That is mentioned in 14.6.</text:p>
      <text:p text:style-name="Preformatted_20_Text"/>
      <text:p text:style-name="Preformatted_20_Text"><text:s text:c="4"/>The displayed status for each job will be one of</text:p>
      <text:p text:style-name="Preformatted_20_Text"><text:s text:c="8"/>SCHEDULED FOR <text:s text:c="7"/>= waiting for its time to run</text:p>
      <text:p text:style-name="Preformatted_20_Text"><text:s text:c="8"/>DEPENDENCY WAIT <text:s text:c="5"/>= time to run has passed but waiting </text:p>
      <text:p text:style-name="Preformatted_20_Text"><text:s text:c="31"/>on dependencies </text:p>
      <text:p text:style-name="Preformatted_20_Text"><text:s text:c="8"/>FAILED:SEE ALERTS <text:s text:c="3"/>= job has failed</text:p>
      <text:p text:style-name="Preformatted_20_Text"><text:s text:c="8"/>PENDING (REQUE WAIT) = job or scheduler conditions prevented execution</text:p>
      <text:p text:style-name="Preformatted_20_Text"><text:s text:c="31"/>execution at the ideal time, requed to 5 minutes</text:p>
      <text:p text:style-name="Preformatted_20_Text"><text:s text:c="31"/>later</text:p>
      <text:p text:style-name="Preformatted_20_Text"><text:s text:c="8"/>HOLD IS ON <text:s text:c="10"/>= job has been held and will not be processed</text:p>
      <text:p text:style-name="Preformatted_20_Text"><text:s text:c="31"/>until released from hold</text:p>
      <text:p text:style-name="Preformatted_20_Text"><text:s text:c="8"/>EXECUTING (PID=nnnn) = job is running, the pid of the job is shown. </text:p>
      <text:p text:style-name="Preformatted_20_Text"/>
      <text:p text:style-name="Preformatted_20_Text"><text:s text:c="3"/>If the full details display option is on then any dependencies a job is</text:p>
      <text:p text:style-name="Preformatted_20_Text"><text:s text:c="3"/>currently waiting on will also be shown in this display.</text:p>
      <text:p text:style-name="Preformatted_20_Text"/>
      <text:p text:style-name="Preformatted_20_Text"/>
      <text:h text:style-name="Heading_20_2" text:outline-level="2"><text:s text:c="2"/>9.2 Forcing a job to RUNNOW</text:h>
      <text:p text:style-name="Preformatted_20_Text"/>
      <text:p text:style-name="Preformatted_20_Text"><text:s text:c="4"/>This is for impatient operators and system managers. If a job is in </text:p>
      <text:p text:style-name="Preformatted_20_Text"><text:s text:c="4"/>time-wait for 23:00, and its currently 19:00, and all dependency waits</text:p>
      <text:p text:style-name="Preformatted_20_Text"><text:s text:c="4"/>have been satisfied; they may not want to hang around until 23:00 for</text:p>
      <text:p text:style-name="Preformatted_20_Text"><text:s text:c="4"/>it to run.</text:p>
      <text:p text:style-name="Preformatted_20_Text"/>
      <text:p text:style-name="Preformatted_20_Text"><text:s text:c="4"/>SCHED RUNNOW jobname</text:p>
      <text:p text:style-name="Preformatted_20_Text"/>
      <text:p text:style-name="Preformatted_20_Text"><text:s text:c="4"/>where jobname is the name of the job on the active queue will alter the</text:p>
      <text:p text:style-name="Preformatted_20_Text"><text:s text:c="4"/>queued jobs next runtime to the current time. It will then be scheduled </text:p>
      <text:p text:style-name="Preformatted_20_Text"><text:s text:c="4"/>on as soon as possible.</text:p>
      <text:p text:style-name="Preformatted_20_Text"/>
      <text:p text:style-name="Preformatted_20_Text"><text:s text:c="4"/>Considerations</text:p>
      <text:p text:style-name="Preformatted_20_Text"><text:s text:c="4"/>* A job waiting on dependencies cannot be RUNNOW. See the dependency</text:p>
      <text:p text:style-name="Preformatted_20_Text"><text:soft-page-break/><text:s text:c="6"/>section on how to delete dependencies if this is required.</text:p>
      <text:p text:style-name="Preformatted_20_Text"><text:s text:c="4"/>* A job on the alert queue cannot be RUNNOW. If you wish to restart a</text:p>
      <text:p text:style-name="Preformatted_20_Text"><text:s text:c="6"/>failed job use the ALERT RESTART command.</text:p>
      <text:p text:style-name="Preformatted_20_Text"><text:s text:c="4"/>* A held job cannot be RUNNOW, turn hold off for that to run.</text:p>
      <text:p text:style-name="Preformatted_20_Text"><text:s text:c="4"/>* An executing job cannot be RUNNOW, as its already running</text:p>
      <text:p text:style-name="Preformatted_20_Text"><text:s text:c="4"/>* A completed/deleted job cannot be RUNNOW. It has done its dash for the</text:p>
      <text:p text:style-name="Preformatted_20_Text"><text:s text:c="6"/>day.</text:p>
      <text:p text:style-name="Preformatted_20_Text"><text:s text:c="4"/>* A REPEATING JOB, if issued a runnow will run immediately BUT WILL ALSO</text:p>
      <text:p text:style-name="Preformatted_20_Text"><text:s text:c="6"/>RESCHEDULE itself back onto the time it was next due to run also. It will</text:p>
      <text:p text:style-name="Preformatted_20_Text"><text:s text:c="6"/>not skip a cycle as repeating jobs schedule back onto the next nn interval</text:p>
      <text:p text:style-name="Preformatted_20_Text"><text:s text:c="6"/>expected in the future reguardless of how many times they have been</text:p>
      <text:p text:style-name="Preformatted_20_Text"><text:s text:c="6"/>manually forced to run within that interval.</text:p>
      <text:p text:style-name="Preformatted_20_Text"/>
      <text:p text:style-name="Preformatted_20_Text"><text:s text:c="4"/>Note: If EXECJOBS is set to off then the job will be rescheduled to the</text:p>
      <text:p text:style-name="Preformatted_20_Text"><text:s text:c="4"/>current time assuming it's not prevented from doing so by any of the</text:p>
      <text:p text:style-name="Preformatted_20_Text"><text:s text:c="4"/>considerations above; however no jobs will run while EXECJOBS is off so it</text:p>
      <text:p text:style-name="Preformatted_20_Text"><text:s text:c="4"/>will remain on the ready queue. See section 10.3 and 10.4 on the EXECJOBS</text:p>
      <text:p text:style-name="Preformatted_20_Text"><text:s text:c="4"/>flag useage.</text:p>
      <text:p text:style-name="Preformatted_20_Text"/>
      <text:h text:style-name="Heading_20_2" text:outline-level="2"><text:s text:c="2"/>9.3 Placing a job into a hold state</text:h>
      <text:p text:style-name="Preformatted_20_Text"/>
      <text:p text:style-name="Preformatted_20_Text"><text:s text:c="4"/>There may be a reason you do not want a job to run at the scheduled time.</text:p>
      <text:p text:style-name="Preformatted_20_Text"><text:s text:c="4"/>One of the developers may have found a bug and want you to hold off for a</text:p>
      <text:p text:style-name="Preformatted_20_Text"><text:s text:c="4"/>few hours while they move in a new program for example.</text:p>
      <text:p text:style-name="Preformatted_20_Text"/>
      <text:p text:style-name="Preformatted_20_Text"><text:s text:c="4"/>The command</text:p>
      <text:p text:style-name="Preformatted_20_Text"/>
      <text:p text:style-name="Preformatted_20_Text"><text:s text:c="4"/>SCHED HOLD-ON jobname</text:p>
      <text:p text:style-name="Preformatted_20_Text"/>
      <text:p text:style-name="Preformatted_20_Text"><text:s text:c="4"/>where jobname is the name of a job on the active queue will set the job</text:p>
      <text:p text:style-name="Preformatted_20_Text"><text:s text:c="4"/>hold flag on. This will prevent the job from running until the hold flag is</text:p>
      <text:p text:style-name="Preformatted_20_Text"><text:s text:c="4"/>turned off again.</text:p>
      <text:p text:style-name="Preformatted_20_Text"/>
      <text:h text:style-name="Heading_20_2" text:outline-level="2"><text:s text:c="2"/>9.4 Releasing a job from a hold state</text:h>
      <text:p text:style-name="Preformatted_20_Text"/>
      <text:p text:style-name="Preformatted_20_Text"><text:s text:c="4"/>If a job has been placed in the hold queue as described in section 8.3 you</text:p>
      <text:p text:style-name="Preformatted_20_Text"><text:s text:c="4"/>can use the command</text:p>
      <text:p text:style-name="Preformatted_20_Text"/>
      <text:p text:style-name="Preformatted_20_Text"><text:s text:c="4"/>SCHED HOLD-OFF jobname</text:p>
      <text:p text:style-name="Preformatted_20_Text"/>
      <text:p text:style-name="Preformatted_20_Text"><text:s text:c="4"/>where jobname is the name of the job on the active queue currently in</text:p>
      <text:p text:style-name="Preformatted_20_Text"><text:s text:c="4"/>hold state that you wish to make available for scheduling on again.</text:p>
      <text:p text:style-name="Preformatted_20_Text"/>
      <text:h text:style-name="Heading_20_2" text:outline-level="2"><text:s text:c="2"/>9.5 Deleting a job from the active queue</text:h>
      <text:p text:style-name="Preformatted_20_Text"><text:s text:c="2"/></text:p>
      <text:p text:style-name="Preformatted_20_Text"><text:s text:c="4"/>This command should be used with extreme caution.</text:p>
      <text:p text:style-name="Preformatted_20_Text"><text:s text:c="4"/>Deleting a job from the active queue is just that, it is deleted and may be</text:p>
      <text:p text:style-name="Preformatted_20_Text"><text:s text:c="4"/>resubmitted. IT IS STILL SCHEDULED FOR THE CURRENT DAY as far as the jobs</text:p>
      <text:p text:style-name="Preformatted_20_Text"><text:s text:c="4"/>database is concerned.</text:p>
      <text:p text:style-name="P10"><text:s text:c="4"/>This command should only be used if you also intend to permanently delete</text:p>
      <text:p text:style-name="P10"><text:s text:c="4"/>the currently existing job record from the job definition database once</text:p>
      <text:p text:style-name="P10"><text:s text:c="4"/>you have deleted it from the scheduler queue.</text:p>
      <text:p text:style-name="Preformatted_20_Text"/>
      <text:p text:style-name="Preformatted_20_Text"><text:soft-page-break/><text:s text:c="4"/>If a job is deleted it is important to note...</text:p>
      <text:p text:style-name="Preformatted_20_Text"><text:s text:c="4"/>* any alerts for the job will also be deleted</text:p>
      <text:p text:style-name="Preformatted_20_Text"><text:s text:c="4"/>* any jobs that are dependant upon the job being deleted will immediately</text:p>
      <text:p text:style-name="Preformatted_20_Text"><text:s text:c="6"/>have their depencencies satisfied so they can run</text:p>
      <text:p text:style-name="Preformatted_20_Text"/>
      <text:p text:style-name="Preformatted_20_Text"><text:s text:c="4"/>What will NOT happen, is that the jobs last-run-time and next-run-time</text:p>
      <text:p text:style-name="Preformatted_20_Text"><text:s text:c="4"/>timestamps will not be updated. This is the correct handling, as the job</text:p>
      <text:p text:style-name="Preformatted_20_Text"><text:s text:c="4"/>has not run.</text:p>
      <text:p text:style-name="Preformatted_20_Text"/>
      <text:p text:style-name="Preformatted_20_Text"><text:s text:c="4"/>This means that unless the job is manually submitted back on at some time</text:p>
      <text:p text:style-name="Preformatted_20_Text"><text:s text:c="4"/>during the current days processing it will</text:p>
      <text:p text:style-name="Preformatted_20_Text"><text:s text:c="4"/>1) be automatically scheduled on again in the next newdays processing as </text:p>
      <text:p text:style-name="Preformatted_20_Text"><text:s text:c="7"/>its next runtime indicates it needs to be run; this may fail as</text:p>
      <text:p text:style-name="Preformatted_20_Text"><text:s text:c="7"/>calendar checking may block it (when implemented).</text:p>
      <text:p text:style-name="Preformatted_20_Text"><text:s text:c="4"/>2) If it is a daily job, until it is at some point manually scheduled on</text:p>
      <text:p text:style-name="Preformatted_20_Text"><text:s text:c="7"/>to run twice in a day its next-run-time will always be one day behind.</text:p>
      <text:p text:style-name="P10"><text:s text:c="4"/>To summarise the above two points, unless you are deleting the job from the</text:p>
      <text:p text:style-name="P10"><text:s text:c="4"/>scheduler active queue with the intent to also immediately delete it from</text:p>
      <text:p text:style-name="P10"><text:s text:c="4"/>the jobs file, don't do it !.</text:p>
      <text:p text:style-name="Preformatted_20_Text"/>
      <text:p text:style-name="Preformatted_20_Text"><text:s text:c="4"/>The command syntax is</text:p>
      <text:p text:style-name="Preformatted_20_Text"/>
      <text:p text:style-name="Preformatted_20_Text"><text:s text:c="4"/>SCHED DELETE jobname</text:p>
      <text:p text:style-name="Preformatted_20_Text"/>
      <text:p text:style-name="P13"><text:s text:c="4"/>where jobname is the name of the job on the scheduler active job queue.</text:p>
      <text:h text:style-name="Heading_20_1" text:outline-level="1" text:is-list-header="true"/>
      <text:h text:style-name="P19" text:outline-level="1" text:is-list-header="true"><text:bookmark text:name="#sect10"/>10. Scheduler management commands</text:h>
      <text:h text:style-name="Heading_20_2" text:outline-level="2"><text:bookmark text:name="#sect101"/><text:s text:c="2"/>10.1 Displaying the server status</text:h>
      <text:p text:style-name="Preformatted_20_Text"/>
      <text:p text:style-name="Preformatted_20_Text"><text:s text:c="4"/>The server internal settings and configuration flags can be displayed using</text:p>
      <text:p text:style-name="Preformatted_20_Text"><text:s text:c="4"/>the command</text:p>
      <text:p text:style-name="Preformatted_20_Text"/>
      <text:p text:style-name="Preformatted_20_Text"><text:s text:c="4"/>SCHED STATUS</text:p>
      <text:p text:style-name="Preformatted_20_Text"/>
      <text:p text:style-name="Preformatted_20_Text"><text:s text:c="4"/>This returns information such as server version, hostname it is licensed </text:p>
      <text:p text:style-name="Preformatted_20_Text"><text:s text:c="4"/>for, the license key and company information; and more importantly...</text:p>
      <text:p text:style-name="Preformatted_20_Text"><text:s text:c="4"/>whether the server is enabled to run jobs, what the log level is set to,</text:p>
      <text:p text:style-name="Preformatted_20_Text"><text:s text:c="4"/>what debugging levels are in effect, is the server is pending a shutdown</text:p>
      <text:p text:style-name="Preformatted_20_Text"><text:s text:c="4"/>and so forth.</text:p>
      <text:p text:style-name="Preformatted_20_Text"/>
      <text:p text:style-name="Preformatted_20_Text"/>
      <text:h text:style-name="Heading_20_2" text:outline-level="2"><text:s text:c="2"/>10.2 Displaying connected sessions with the server</text:h>
      <text:p text:style-name="Preformatted_20_Text"/>
      <text:p text:style-name="Preformatted_20_Text"><text:s text:c="4"/>This command is more a debugging tool than a provider of usefull</text:p>
      <text:p text:style-name="Preformatted_20_Text"><text:s text:c="4"/>information. It lists the current connections to the server. I suppose</text:p>
      <text:p text:style-name="Preformatted_20_Text"><text:s text:c="4"/>suppose it could be usefull if you were trying to track which machines</text:p>
      <text:p text:style-name="Preformatted_20_Text"><text:s text:c="4"/>were connected to the scheduler without enabling debugging.</text:p>
      <text:p text:style-name="Preformatted_20_Text"><text:s text:c="4"/>It also displays the access level of the connected session. This will</text:p>
      <text:p text:style-name="Preformatted_20_Text"><text:s text:c="4"/>be one of "A" (Admin), "S" (Security), "O" (Operator), "J" (JobAuth)</text:p>
      <text:p text:style-name="Preformatted_20_Text"><text:s text:c="4"/>or "0" (Guest/browse-only).</text:p>
      <text:p text:style-name="Preformatted_20_Text"/>
      <text:p text:style-name="Preformatted_20_Text"><text:s text:c="4"/>The command is</text:p>
      <text:p text:style-name="Preformatted_20_Text"/>
      <text:p text:style-name="Preformatted_20_Text"><text:s text:c="4"/>SCHED SHOWSESSIONS</text:p>
      <text:p text:style-name="Preformatted_20_Text"/>
      <text:p text:style-name="Preformatted_20_Text"><text:s text:c="4"/>Example:</text:p>
      <text:p text:style-name="Preformatted_20_Text"><text:s text:c="4"/>command:SCHED SHOWSESSIONS</text:p>
      <text:p text:style-name="Preformatted_20_Text"/>
      <text:p text:style-name="Preformatted_20_Text">_ <text:s text:c="2"/>127.0.0.1:32778 default (access level A)</text:p>
      <text:p text:style-name="Preformatted_20_Text"/>
      <text:p text:style-name="Preformatted_20_Text"/>
      <text:h text:style-name="Heading_20_2" text:outline-level="2"><text:s text:c="2"/>10.3 Preventing further jobs from executing</text:h>
      <text:p text:style-name="Preformatted_20_Text"/>
      <text:p text:style-name="Preformatted_20_Text"><text:s text:c="4"/>Only a user logged on with Administrator privilage can use this command.</text:p>
      <text:p text:style-name="Preformatted_20_Text"/>
      <text:p text:style-name="Preformatted_20_Text"><text:s text:c="4"/>There may be periods where for whatever reason you wish to suspend job</text:p>
      <text:p text:style-name="Preformatted_20_Text"><text:s text:c="4"/>scheduler activity.</text:p>
      <text:p text:style-name="Preformatted_20_Text"/>
      <text:p text:style-name="Preformatted_20_Text"><text:s text:c="4"/>The scheduler command</text:p>
      <text:p text:style-name="Preformatted_20_Text"/>
      <text:p text:style-name="Preformatted_20_Text"><text:s text:c="4"/>SCHED EXECJOBS OFF</text:p>
      <text:p text:style-name="Preformatted_20_Text"/>
      <text:p text:style-name="Preformatted_20_Text"><text:s text:c="4"/>will quiesce the job scheduler. All currently executing jobs will be</text:p>
      <text:p text:style-name="Preformatted_20_Text"><text:s text:c="4"/>allowed to complete, but no new jobs will be permitted to start running.</text:p>
      <text:p text:style-name="Preformatted_20_Text"/>
      <text:p text:style-name="Preformatted_20_Text"><text:s text:c="4"/>Note: This setting since V1.10 is now remembered through server restarts.</text:p>
      <text:p text:style-name="Preformatted_20_Text"><text:soft-page-break/></text:p>
      <text:h text:style-name="Heading_20_2" text:outline-level="2"><text:s text:c="2"/>10.4 Allowing jobs to start executing (reverse of 10.3)</text:h>
      <text:p text:style-name="Preformatted_20_Text"/>
      <text:p text:style-name="Preformatted_20_Text"><text:s text:c="4"/>Only a user logged on with Administrator privilage can use this command.</text:p>
      <text:p text:style-name="Preformatted_20_Text"/>
      <text:p text:style-name="Preformatted_20_Text"><text:s text:c="4"/>If you have quiesced the server, jobs may be pernitted to start executing</text:p>
      <text:p text:style-name="Preformatted_20_Text"><text:s text:c="4"/>again with the command</text:p>
      <text:p text:style-name="Preformatted_20_Text"/>
      <text:p text:style-name="Preformatted_20_Text"><text:s text:c="4"/>SCHED EXECJOBS ON</text:p>
      <text:p text:style-name="Preformatted_20_Text"/>
      <text:p text:style-name="Preformatted_20_Text"><text:s text:c="4"/>which will allow the server to resume scheduling on jobs.</text:p>
      <text:p text:style-name="Preformatted_20_Text"/>
      <text:p text:style-name="Preformatted_20_Text"/>
      <text:h text:style-name="Heading_20_2" text:outline-level="2"><text:s text:c="2"/>10.5 Shutting down the server normally</text:h>
      <text:p text:style-name="Preformatted_20_Text"/>
      <text:p text:style-name="Preformatted_20_Text"><text:s text:c="4"/>Only a user logged on with Administrator privilage can use this command.</text:p>
      <text:p text:style-name="Preformatted_20_Text"/>
      <text:p text:style-name="Preformatted_20_Text"><text:s text:c="4"/>There will invariable be times when you need to shutdown the server, and</text:p>
      <text:p text:style-name="Preformatted_20_Text"><text:s text:c="4"/>let me say now the 'kill' command is not the best way.</text:p>
      <text:p text:style-name="Preformatted_20_Text"/>
      <text:p text:style-name="Preformatted_20_Text"><text:s text:c="4"/>There are two ways to shutdown the server, the bad way is covered in the</text:p>
      <text:p text:style-name="Preformatted_20_Text"><text:s text:c="4"/>next section.</text:p>
      <text:p text:style-name="Preformatted_20_Text"/>
      <text:p text:style-name="Preformatted_20_Text"><text:s text:c="4"/>The prefered way for the server to be shutdown is to use the command</text:p>
      <text:p text:style-name="Preformatted_20_Text"/>
      <text:p text:style-name="Preformatted_20_Text"><text:s text:c="4"/>SCHED SHUTDOWN</text:p>
      <text:p text:style-name="Preformatted_20_Text"/>
      <text:p text:style-name="Preformatted_20_Text"><text:s text:c="4"/>which brings the server down cleanly as follows</text:p>
      <text:p text:style-name="Preformatted_20_Text"><text:s text:c="4"/>* no more jobs are permitted to start running (for worried operations staff</text:p>
      <text:p text:style-name="Preformatted_20_Text"><text:s text:c="6"/>the SCHED STATUS command will show the server is shutting down)</text:p>
      <text:p text:style-name="Preformatted_20_Text"><text:s text:c="4"/>* all currently running jobs are allowed to complete, so joblogs and</text:p>
      <text:p text:style-name="Preformatted_20_Text"><text:s text:c="6"/>scheduler databases are all in sync.</text:p>
      <text:p text:style-name="Preformatted_20_Text"><text:s text:c="4"/>* when the last running job completed the server will shutdown cleanly.</text:p>
      <text:p text:style-name="Preformatted_20_Text"/>
      <text:p text:style-name="Preformatted_20_Text"><text:s text:c="4"/>Considerations</text:p>
      <text:p text:style-name="Preformatted_20_Text"><text:s text:c="4"/>This is the preferred method for shutting down the server, however it must</text:p>
      <text:p text:style-name="Preformatted_20_Text"><text:s text:c="4"/>be noted that as it waits for all jobs to complete running this could take</text:p>
      <text:p text:style-name="Preformatted_20_Text"><text:s text:c="4"/>a very long time, depending on how long your batch jobs run.</text:p>
      <text:p text:style-name="Preformatted_20_Text"><text:s text:c="4"/>It should still be the only way you normally shutdown the server.</text:p>
      <text:p text:style-name="Preformatted_20_Text"><text:s text:c="4"/>There is a faster way, but that should be <text:s/>reserved for system reboots (see</text:p>
      <text:p text:style-name="Preformatted_20_Text"><text:s text:c="4"/>below section).</text:p>
      <text:p text:style-name="Preformatted_20_Text"/>
      <text:p text:style-name="Preformatted_20_Text"/>
      <text:h text:style-name="Heading_20_2" text:outline-level="2"><text:s text:c="2"/>10.6 Shutting down the server with a FORCEDOWN</text:h>
      <text:p text:style-name="Preformatted_20_Text"/>
      <text:p text:style-name="Preformatted_20_Text"><text:s text:c="4"/>Only a user logged on with Administrator privilage can use this command.</text:p>
      <text:p text:style-name="Preformatted_20_Text"/>
      <text:p text:style-name="P12"><text:s text:c="4"/>DON'T !. This function is reserved for use within</text:p>
      <text:p text:style-name="P12"><text:s text:c="4"/>system shutdown scripts.</text:p>
      <text:p text:style-name="Preformatted_20_Text"/>
      <text:p text:style-name="Preformatted_20_Text"><text:s text:c="4"/>This command is used by the supplied /etc/rc.d/init.d script to shutdown</text:p>
      <text:p text:style-name="Preformatted_20_Text"><text:s text:c="4"/>the job scheduler server when the runlevel is switching to single user,</text:p>
      <text:p text:style-name="Preformatted_20_Text"><text:soft-page-break/><text:s text:c="4"/>power down or reboot. It should never be manually entered.</text:p>
      <text:p text:style-name="Preformatted_20_Text"/>
      <text:p text:style-name="Preformatted_20_Text"><text:s text:c="4"/>This command is provided, and exists, simply because in a system shutdown</text:p>
      <text:p text:style-name="Preformatted_20_Text"><text:s text:c="4"/>or reboot situation the system is unlikely to hang around waiting for</text:p>
      <text:p text:style-name="Preformatted_20_Text"><text:s text:c="4"/>long running batch jobs to complete.</text:p>
      <text:p text:style-name="Preformatted_20_Text"/>
      <text:p text:style-name="Preformatted_20_Text"><text:s text:c="4"/>The command is designed to ensure the integrety of the job scheduler</text:p>
      <text:p text:style-name="Preformatted_20_Text"><text:s text:c="4"/>databases, it doesn't take into account any horrible effects on batch jobs</text:p>
      <text:p text:style-name="Preformatted_20_Text"><text:s text:c="4"/>that may occur simply because if the system is changing runlevels for a</text:p>
      <text:p text:style-name="Preformatted_20_Text"><text:s text:c="4"/>shutdown it's going to kill the jobs anyway.</text:p>
      <text:p text:style-name="Preformatted_20_Text"/>
      <text:p text:style-name="Preformatted_20_Text"><text:s text:c="4"/>What the FORCEDOWN option of the scheduler does is</text:p>
      <text:p text:style-name="Preformatted_20_Text"><text:s text:c="4"/>* Issues a kill to all tasks (jobs) it spawned. This will not stop any</text:p>
      <text:p text:style-name="Preformatted_20_Text"><text:s text:c="6"/>child tasks started by scripts or programs the scheduler spawned but</text:p>
      <text:p text:style-name="Preformatted_20_Text"><text:s text:c="6"/>will kill the schedulers immediate child so it can be processed.</text:p>
      <text:p text:style-name="Preformatted_20_Text"><text:s text:c="4"/>* The scheduler switches itself to a shutting down state</text:p>
      <text:p text:style-name="Preformatted_20_Text"><text:s text:c="4"/>* The scheduler resumes normal shutdown operations which are</text:p>
      <text:p text:style-name="Preformatted_20_Text"><text:s text:c="6"/>- catch the completion of the child processes</text:p>
      <text:p text:style-name="Preformatted_20_Text"><text:s text:c="6"/>- process the completion of the child processes, these will all be</text:p>
      <text:p text:style-name="Preformatted_20_Text"><text:s text:c="8"/>placed into an alert event state of 'signal killed'</text:p>
      <text:p text:style-name="Preformatted_20_Text"><text:s text:c="6"/>- shutdown after the last child has reported it has been signal killed.</text:p>
      <text:p text:style-name="Preformatted_20_Text"/>
      <text:p text:style-name="Preformatted_20_Text"><text:s text:c="4"/>The happy outcome of this is that the scheduler knows all jobs it was</text:p>
      <text:p text:style-name="Preformatted_20_Text"><text:s text:c="4"/>managing were abnormally terminated, and best of all it gets to close its</text:p>
      <text:p text:style-name="Preformatted_20_Text"><text:s text:c="4"/>databases in a normal manner.</text:p>
      <text:p text:style-name="Preformatted_20_Text"/>
      <text:p text:style-name="Preformatted_20_Text"><text:s text:c="4"/>The unhappy side effect is that any subtasks spawned by child programs or</text:p>
      <text:p text:style-name="Preformatted_20_Text"><text:s text:c="4"/>scripts will continue running and unless it is a system shutdown sutuation</text:p>
      <text:p text:style-name="Preformatted_20_Text"><text:s text:c="4"/>will probably complete running quite happily, so this command should only</text:p>
      <text:p text:style-name="Preformatted_20_Text"><text:s text:c="4"/>be used in a real system shutdown, or runlevel change, and only from the</text:p>
      <text:p text:style-name="Preformatted_20_Text"><text:s text:c="4"/>supplied /etc/rc.d/init.d script. Please don't manually run it.</text:p>
      <text:p text:style-name="Preformatted_20_Text"/>
      <text:p text:style-name="Preformatted_20_Text"><text:s text:c="4"/>The command is (never to be manually used please)</text:p>
      <text:p text:style-name="Preformatted_20_Text"><text:s text:c="4"/>SCHED SHUTDOWN FORCEDOWN</text:p>
      <text:p text:style-name="Preformatted_20_Text"/>
      <text:p text:style-name="Preformatted_20_Text"><text:s text:c="4"/>Considerations</text:p>
      <text:p text:style-name="Preformatted_20_Text"><text:s text:c="4"/>* As all running jobs are flagged into alert state they must be MANUALLY</text:p>
      <text:p text:style-name="Preformatted_20_Text"><text:s text:c="6"/>checked when the system is restarted. Visulal inspection is required to</text:p>
      <text:p text:style-name="Preformatted_20_Text"><text:s text:c="6"/>determine whether the appropriate action for the job will be an </text:p>
      <text:p text:style-name="Preformatted_20_Text"><text:s text:c="6"/>ALERT RESTART or an ALERT FORCEOK.</text:p>
      <text:p text:style-name="Preformatted_20_Text"/>
      <text:p text:style-name="Preformatted_20_Text"><text:s text:c="4"/>Notes: If the machine hangs/freezes or is fast booted etc, where the</text:p>
      <text:p text:style-name="Preformatted_20_Text"><text:s text:c="11"/>/etc/rc.d/init.d script is not run to shut the server down, a logic</text:p>
      <text:p text:style-name="Preformatted_20_Text"><text:s text:c="11"/>check at server startup time will check for jobs that are in the</text:p>
      <text:p text:style-name="Preformatted_20_Text"><text:s text:c="11"/>'executing' state, which as the server is only just starting up</text:p>
      <text:p text:style-name="Preformatted_20_Text"><text:s text:c="11"/>should not be possible as it has started no jobs, and</text:p>
      <text:p text:style-name="Preformatted_20_Text"><text:s text:c="11"/>immediately flag them into alert state. In that case the</text:p>
      <text:p text:style-name="P13"><text:s text:c="11"/>considerations above also apply.</text:p>
      <text:h text:style-name="Heading_20_1" text:outline-level="1" text:is-list-header="true"><text:bookmark text:name="#sect112"/><text:bookmark text:name="#sect111"/><text:soft-page-break/>11. Important Scheduler configuration commands</text:h>
      <text:h text:style-name="Heading_20_2" text:outline-level="2"><text:bookmark text:name="#sect113"/><text:s text:c="2"/>11.1 Adding a new license key</text:h>
      <text:p text:style-name="Preformatted_20_Text"/>
      <text:p text:style-name="Preformatted_20_Text"><text:s text:c="4"/>Only a user logged on with Administrator privilage can use this command.</text:p>
      <text:p text:style-name="Preformatted_20_Text"/>
      <text:p text:style-name="Preformatted_20_Text"><text:s text:c="4"/>The command syntax is (to be entered all on one command line)</text:p>
      <text:p text:style-name="Preformatted_20_Text"><text:s text:c="4"/>SCHED LICENSE COMPANY companyname,SERVERNAME servername,</text:p>
      <text:p text:style-name="Preformatted_20_Text"><text:s text:c="10"/>EXPIRES YYYYMMDD,KEY hexchars</text:p>
      <text:p text:style-name="Preformatted_20_Text"/>
      <text:p text:style-name="P11"><text:s text:c="4"/>This has been obsoleted, the application is no longer shareware but free</text:p>
      <text:p text:style-name="P11"><text:s text:c="4"/>software.</text:p>
      <text:p text:style-name="P11"/>
      <text:p text:style-name="Preformatted_20_Text"><text:s text:c="4"/>However please note that if you copy all the files to another server and</text:p>
      <text:p text:style-name="Preformatted_20_Text"><text:s text:c="4"/>try to run the scheduler it will fail (the servername is set at install</text:p>
      <text:p text:style-name="Preformatted_20_Text"><text:s text:c="4"/>time and cannot be changed, so will not run on another server (or if you</text:p>
      <text:p text:style-name="Preformatted_20_Text"><text:s text:c="4"/>change the server name)). Just re-install to fix.</text:p>
      <text:p text:style-name="Preformatted_20_Text"><text:s text:c="4"/>Yes there is a much easier way that takes seconds; but as it's now free</text:p>
      <text:p text:style-name="Preformatted_20_Text"><text:s text:c="4"/>there is also no longer any support provided, and if you get the easy way</text:p>
      <text:p text:style-name="Preformatted_20_Text"><text:s text:c="4"/>even slightly wrong you'll need support. So just re-install if you change</text:p>
      <text:p text:style-name="Preformatted_20_Text"><text:s text:c="4"/>the server name or copy the files to another server.</text:p>
      <text:p text:style-name="Preformatted_20_Text"/>
      <text:p text:style-name="Preformatted_20_Text"><text:s text:c="4"/>Any attempt to change the licence will fail.</text:p>
      <text:p text:style-name="Preformatted_20_Text"><text:s text:c="4"/>It should allow company and servername to be changed but there is an</text:p>
      <text:p text:style-name="Preformatted_20_Text"><text:s text:c="4"/>outstanding bug to fix there.</text:p>
      <text:p text:style-name="Preformatted_20_Text"/>
      <text:h text:style-name="Heading_20_2" text:outline-level="2"><text:s text:c="2"/>11.2 Changing the scheduler job 'catchup' option</text:h>
      <text:p text:style-name="Preformatted_20_Text"/>
      <text:p text:style-name="Preformatted_20_Text"><text:s text:c="4"/>Only a user logged on with Administrator privilage can use this command.</text:p>
      <text:p text:style-name="Preformatted_20_Text"/>
      <text:p text:style-name="Preformatted_20_Text"><text:s text:c="4"/>The scheduler catchup flag is used to determine how the scheduler manages</text:p>
      <text:p text:style-name="Preformatted_20_Text"><text:s text:c="4"/>prolonged scheduler downtime, r jobs that have been deleted from processing</text:p>
      <text:p text:style-name="Preformatted_20_Text"><text:s text:c="4"/>for a given day.</text:p>
      <text:p text:style-name="Preformatted_20_Text"/>
      <text:p text:style-name="Preformatted_20_Text"><text:s text:c="4"/>Basically...</text:p>
      <text:p text:style-name="Preformatted_20_Text"><text:s text:c="6"/>1) If the catchup flag is 'ALLDAYS', then the scheduler newday will</text:p>
      <text:p text:style-name="Preformatted_20_Text"><text:s text:c="9"/>repeatedly run for each days processing that has been missed, until</text:p>
      <text:p text:style-name="Preformatted_20_Text"><text:s text:c="9"/>eventually it reached the current days date.</text:p>
      <text:p text:style-name="Preformatted_20_Text"><text:s text:c="6"/>2) If the catchup flag is 'NONE', the scheduler newday will run in the</text:p>
      <text:p text:style-name="Preformatted_20_Text"><text:s text:c="9"/>current batch day, then be normally rescheduled to the next time it</text:p>
      <text:p text:style-name="Preformatted_20_Text"><text:s text:c="9"/>would run after the current days date.</text:p>
      <text:p text:style-name="Preformatted_20_Text"/>
      <text:p text:style-name="Preformatted_20_Text"><text:s text:c="6"/>As the scheduler does not currently adjust system times (and does not</text:p>
      <text:p text:style-name="Preformatted_20_Text"><text:s text:c="6"/>intend to) the 'alldays' flag should only ever be used if ALL your jobs</text:p>
      <text:p text:style-name="Preformatted_20_Text"><text:s text:c="6"/>perform their own time management via control files. This is not actually</text:p>
      <text:p text:style-name="Preformatted_20_Text"><text:s text:c="6"/>too hard as instead of scripts doing a date request they could cat a file</text:p>
      <text:p text:style-name="Preformatted_20_Text"><text:s text:c="6"/>with a rundate in it, and have the last batch job in a daily stream</text:p>
      <text:p text:style-name="Preformatted_20_Text"><text:s text:c="6"/>change it; but I'm leaving that up to how you want to run it.</text:p>
      <text:p text:style-name="Preformatted_20_Text"/>
      <text:p text:style-name="Preformatted_20_Text"><text:s text:c="6"/>The default at install time is 'ALLDAYS'.</text:p>
      <text:p text:style-name="Preformatted_20_Text"><text:s text:c="6"/>The recommendation for non-production servers is 'NONE'.</text:p>
      <text:p text:style-name="Preformatted_20_Text"><text:soft-page-break/></text:p>
      <text:p text:style-name="Preformatted_20_Text"><text:s text:c="6"/>To change the catchup flag value use one of the commands</text:p>
      <text:p text:style-name="Preformatted_20_Text"><text:s text:c="8"/>SCHED CATCHUP ALLDAYS</text:p>
      <text:p text:style-name="Preformatted_20_Text"><text:s text:c="8"/>SCHED CATCHUP NONE</text:p>
      <text:p text:style-name="Preformatted_20_Text"/>
      <text:p text:style-name="Preformatted_20_Text"/>
      <text:h text:style-name="Heading_20_2" text:outline-level="2"><text:s text:c="2"/>11.3 Changing the scheduler newday time</text:h>
      <text:p text:style-name="Preformatted_20_Text"/>
      <text:p text:style-name="Preformatted_20_Text"><text:s text:c="4"/>Only a user logged on with Administrator privilage can use this command.</text:p>
      <text:p text:style-name="Preformatted_20_Text"/>
      <text:p text:style-name="Preformatted_20_Text"><text:s text:c="4"/>Once a day the system task SCHEDULER-NEWDAY will run to clean up data files</text:p>
      <text:p text:style-name="Preformatted_20_Text"><text:s text:c="4"/>and submit onto the active queue all jobs that are intended to run over the</text:p>
      <text:p text:style-name="Preformatted_20_Text"><text:s text:c="4"/>next 24hours. The time this job runs should be set to after the batch</text:p>
      <text:p text:style-name="Preformatted_20_Text"><text:s text:c="4"/>window is expected to complete.</text:p>
      <text:p text:style-name="Preformatted_20_Text"/>
      <text:p text:style-name="Preformatted_20_Text"><text:s text:c="4"/>SCHED NEWDAYTIME hh:mm</text:p>
      <text:p text:style-name="Preformatted_20_Text"/>
      <text:p text:style-name="Preformatted_20_Text"><text:s text:c="4"/>Considerations</text:p>
      <text:p text:style-name="Preformatted_20_Text"><text:s text:c="4"/>The existing newday job will be deleted and a new one submitted. </text:p>
      <text:p text:style-name="Preformatted_20_Text"><text:s text:c="4"/>* If the newday time selected is after the current time the newday job will</text:p>
      <text:p text:style-name="Preformatted_20_Text"><text:s text:c="6"/>be scheduled on for the current day, at the provided newday time.</text:p>
      <text:p text:style-name="Preformatted_20_Text"><text:s text:c="4"/>* If the newday time selected is prior to the current time the newday job</text:p>
      <text:p text:style-name="Preformatted_20_Text"><text:s text:c="6"/>will be scheduled for the time selected on the following day.</text:p>
      <text:p text:style-name="Preformatted_20_Text"/>
      <text:p text:style-name="Preformatted_20_Text"/>
      <text:h text:style-name="Heading_20_2" text:outline-level="2"><text:s text:c="2"/>11.4 Changing how the scheduler handles newday conflicts</text:h>
      <text:p text:style-name="Preformatted_20_Text"/>
      <text:p text:style-name="Preformatted_20_Text"><text:s text:c="4"/>Only a user logged on with Administrator privilage can use this command.</text:p>
      <text:p text:style-name="Preformatted_20_Text"/>
      <text:p text:style-name="Preformatted_20_Text"><text:s text:c="4"/>The scheduler internal job SCHEDULER-NEWDAY can only run after all jobs for</text:p>
      <text:p text:style-name="Preformatted_20_Text"><text:s text:c="4"/>the current batch day have completed. If there are still batch jobs on the</text:p>
      <text:p text:style-name="Preformatted_20_Text"><text:s text:c="4"/>active queue running or waiting to run at the time the newday is scheduled</text:p>
      <text:p text:style-name="Preformatted_20_Text"><text:s text:c="4"/>to run the newday job will do one of two things depending on how the newday</text:p>
      <text:p text:style-name="Preformatted_20_Text"><text:s text:c="4"/>'pause action' flag is set.</text:p>
      <text:p text:style-name="Preformatted_20_Text"/>
      <text:p text:style-name="Preformatted_20_Text"><text:s text:c="4"/>1) alert, the scheduler-newday job will place itself into an alert status</text:p>
      <text:p text:style-name="Preformatted_20_Text"><text:s text:c="7"/>and wait for a manual 'alert restart' command when operations decide it</text:p>
      <text:p text:style-name="Preformatted_20_Text"><text:s text:c="7"/>can be restarted.</text:p>
      <text:p text:style-name="Preformatted_20_Text"><text:s text:c="4"/>2) depwait, it will add one of the jobs waiting to run, or currently</text:p>
      <text:p text:style-name="Preformatted_20_Text"><text:s text:c="7"/>executing onto its dependency list and go into a dependency-wait state.</text:p>
      <text:p text:style-name="Preformatted_20_Text"><text:s text:c="7"/>When released it will check again and another job to its deoendency list</text:p>
      <text:p text:style-name="Preformatted_20_Text"><text:s text:c="7"/>as appropriate until the last job on the scheduler active queue has</text:p>
      <text:p text:style-name="Preformatted_20_Text"><text:s text:c="7"/>completed. This method is for a 'hands-off' site where the batch running</text:p>
      <text:p text:style-name="Preformatted_20_Text"><text:s text:c="7"/>late is not considered to be something that needs looking into.</text:p>
      <text:p text:style-name="Preformatted_20_Text"/>
      <text:p text:style-name="Preformatted_20_Text"><text:s text:c="3"/>The commands to change this setting are...</text:p>
      <text:p text:style-name="Preformatted_20_Text"/>
      <text:p text:style-name="Preformatted_20_Text"><text:s text:c="3"/>SCHED NEWDAYPAUSEACTION ALERT</text:p>
      <text:p text:style-name="Preformatted_20_Text"><text:s text:c="3"/>SCHED NEWDAYPAUSEACTION DEPWAIT</text:p>
      <text:p text:style-name="Preformatted_20_Text"/>
      <text:p text:style-name="P13"><text:s text:c="3"/>The default when installed is DEPWAIT.</text:p>
      <text:h text:style-name="Heading_20_1" text:outline-level="1" text:is-list-header="true"><text:bookmark text:name="#sect12"/><text:soft-page-break/>12. Alert Forwarding</text:h>
      <text:h text:style-name="Heading_20_2" text:outline-level="2"><text:bookmark text:name="#sect121"/><text:s text:c="2"/>12.1 Overview of function</text:h>
      <text:p text:style-name="Preformatted_20_Text"/>
      <text:p text:style-name="Preformatted_20_Text"><text:s text:c="5"/>Obviously we all monitor alerts from all our distributed servers at</text:p>
      <text:p text:style-name="Preformatted_20_Text"><text:s text:c="5"/>one central point. So methods to provide any job scheduler alerts to</text:p>
      <text:p text:style-name="Preformatted_20_Text"><text:s text:c="5"/>be passed to other applications can be configured.</text:p>
      <text:p text:style-name="Preformatted_20_Text"/>
      <text:p text:style-name="Preformatted_20_Text"><text:s text:c="5"/>The job scheduler will allow you to run external scripts to</text:p>
      <text:p text:style-name="Preformatted_20_Text"><text:s text:c="5"/>process and forward alerts, so you can for example setup a</text:p>
      <text:p text:style-name="Preformatted_20_Text"><text:s text:c="5"/>script to forward the alerts to Tivoli by running a script to</text:p>
      <text:p text:style-name="Preformatted_20_Text"><text:s text:c="5"/>format a command to the Tivoli postemsg program, or any other</text:p>
      <text:p text:style-name="Preformatted_20_Text"><text:s text:c="5"/>tool you are currently using for centralised alert monitoring.</text:p>
      <text:p text:style-name="Preformatted_20_Text"/>
      <text:p text:style-name="Preformatted_20_Text"><text:s text:c="5"/>Basically</text:p>
      <text:p text:style-name="Preformatted_20_Text"><text:s text:c="7"/>Forwarding off - no alerts are forwarded</text:p>
      <text:p text:style-name="Preformatted_20_Text"><text:s text:c="7"/>Forwarding on <text:s/>- alerts are forwarded natively across tcpip sockets,</text:p>
      <text:p text:style-name="Preformatted_20_Text"><text:s text:c="24"/>only usefull if you have some of my other products</text:p>
      <text:p text:style-name="Preformatted_20_Text"><text:s text:c="24"/>to receive and process the raw data; don't use this.</text:p>
      <text:p text:style-name="Preformatted_20_Text"><text:s text:c="24"/>The option has been removed from the shipped release.</text:p>
      <text:p text:style-name="Preformatted_20_Text"><text:s text:c="7"/>Forwarding externalcmd - will run the scripts you select on a raise</text:p>
      <text:p text:style-name="Preformatted_20_Text"><text:s text:c="24"/>alert or cancel alert event, GIVING YOU FULL CONTROL</text:p>
      <text:p text:style-name="Preformatted_20_Text"><text:s text:c="24"/>OF WHERE THEY GO.</text:p>
      <text:p text:style-name="Preformatted_20_Text"/>
      <text:p text:style-name="Preformatted_20_Text"/>
      <text:h text:style-name="Heading_20_2" text:outline-level="2"><text:s text:c="2"/>12.2 Selecting the alert forwarding mode</text:h>
      <text:p text:style-name="Preformatted_20_Text"/>
      <text:p text:style-name="Preformatted_20_Text"><text:s text:c="5"/>This is done with the SCHED ALERT FORWARDING ACTION command.</text:p>
      <text:p text:style-name="Preformatted_20_Text"><text:s text:c="5"/>The options to the command are</text:p>
      <text:p text:style-name="Preformatted_20_Text"><text:s text:c="16"/>ON - use my proprietary native tcp-ip protocol (most</text:p>
      <text:p text:style-name="Preformatted_20_Text"><text:s text:c="21"/>efficent, but not portable; <text:span text:style-name="T4">do not use this unless</text:span></text:p>
      <text:p text:style-name="Preformatted_20_Text"><text:span text:style-name="T4"><text:s text:c="21"/>on a site I support, it is also being phased out</text:span>).</text:p>
      <text:p text:style-name="Preformatted_20_Text"><text:s text:c="21"/>Functionality removed from the shipped release.</text:p>
      <text:p text:style-name="Preformatted_20_Text"><text:s text:c="15"/>OFF - do no alert forwarding (the default, more efficient</text:p>
      <text:p text:style-name="Preformatted_20_Text"><text:s text:c="21"/>but no alert forwarding)</text:p>
      <text:p text:style-name="Preformatted_20_Text"><text:s text:c="7"/>EXTERNALCMD - run an external script to do the forwarding, allowing</text:p>
      <text:p text:style-name="Preformatted_20_Text"><text:s text:c="21"/>you to use any vendors product to forward alerts.</text:p>
      <text:p text:style-name="Preformatted_20_Text"><text:s text:c="21"/>This you would use if you already have centralised</text:p>
      <text:p text:style-name="Preformatted_20_Text"><text:s text:c="21"/>monitoring in place (and your alert application has a </text:p>
      <text:p text:style-name="Preformatted_20_Text"><text:s text:c="21"/>command line interface). This has the most overhead as</text:p>
      <text:p text:style-name="Preformatted_20_Text"><text:s text:c="21"/>a fork must be done for each alert, however if your</text:p>
      <text:p text:style-name="Preformatted_20_Text"><text:s text:c="21"/>batch jobs run correctly alerts will be a rare</text:p>
      <text:p text:style-name="Preformatted_20_Text"><text:s text:c="21"/>occurence.</text:p>
      <text:p text:style-name="Preformatted_20_Text"/>
      <text:p text:style-name="Preformatted_20_Text"><text:s text:c="4"/>Syntax: SCHED ALERT FORWARDING ACTION ON|OFF|EXTERNALCMD</text:p>
      <text:p text:style-name="Preformatted_20_Text"/>
      <text:p text:style-name="Preformatted_20_Text"><text:s text:c="4"/>See section 12.5 on how to specify the actual scripts to be run when </text:p>
      <text:p text:style-name="Preformatted_20_Text"><text:s text:c="4"/>using the external command feature.</text:p>
      <text:h text:style-name="Heading_20_2" text:outline-level="2"><text:s text:c="2"/>12.3 Using no alert forwarding</text:h>
      <text:p text:style-name="Preformatted_20_Text"/>
      <text:p text:style-name="Preformatted_20_Text"><text:s text:c="5"/>This is the default value when installed. With no alert forwarding in</text:p>
      <text:p text:style-name="Preformatted_20_Text"><text:s text:c="5"/>effect all the alerts are stored locally only. In small sites this is</text:p>
      <text:p text:style-name="Preformatted_20_Text"><text:soft-page-break/><text:s text:c="5"/>unlikely to be an issue as the supplied sample web pages show you how to</text:p>
      <text:p text:style-name="Preformatted_20_Text"><text:s text:c="5"/>view alerts across multiple systems, although they have a high overhead.</text:p>
      <text:p text:style-name="Preformatted_20_Text"><text:s text:c="5"/>Alerts are only viewable through the job scheduler command (or web page)</text:p>
      <text:p text:style-name="Preformatted_20_Text"><text:s text:c="5"/>interfaces.</text:p>
      <text:p text:style-name="Preformatted_20_Text"/>
      <text:p text:style-name="Preformatted_20_Text"><text:s text:c="5"/>If no alert forwarding is used you can skip this section, as none of the</text:p>
      <text:p text:style-name="Preformatted_20_Text"><text:s text:c="5"/>forwarding parameters will affect you.</text:p>
      <text:p text:style-name="Preformatted_20_Text"/>
      <text:p text:style-name="Preformatted_20_Text"><text:s text:c="5"/>To turn alert forwarding off (the default), from</text:p>
      <text:p text:style-name="Preformatted_20_Text"><text:s text:c="5"/>an administration user signon enter the command</text:p>
      <text:p text:style-name="Preformatted_20_Text"><text:s text:c="9"/>SCHED ALERT FORWARDING ACTION OFF</text:p>
      <text:p text:style-name="Preformatted_20_Text"/>
      <text:p text:style-name="Preformatted_20_Text"/>
      <text:h text:style-name="Heading_20_2" text:outline-level="2"><text:s text:c="2"/>12.4 Using native alert forwarding</text:h>
      <text:p text:style-name="Preformatted_20_Text"/>
      <text:p text:style-name="Preformatted_20_Text"><text:s text:c="5"/>Disabled in this release. Being removed from the code as being too</text:p>
      <text:p text:style-name="Preformatted_20_Text"><text:s text:c="5"/>proprietory to be usefull to anybody else.</text:p>
      <text:p text:style-name="Preformatted_20_Text"/>
      <text:h text:style-name="Heading_20_2" text:outline-level="2"><text:s text:c="2"/>12.5 Forwarding alerts using external shell scripts</text:h>
      <text:p text:style-name="Preformatted_20_Text"/>
      <text:p text:style-name="Preformatted_20_Text"><text:s text:c="5"/>This is the prefered method of forwarding alerts as it allows you full</text:p>
      <text:p text:style-name="Preformatted_20_Text"><text:s text:c="5"/>control of where they are sent, and allows you to forward the alerts to</text:p>
      <text:p text:style-name="Preformatted_20_Text"><text:s text:c="5"/>existing <text:s/>alert monitoring systems you employ at your site.</text:p>
      <text:p text:style-name="Preformatted_20_Text"/>
      <text:p text:style-name="Preformatted_20_Text"><text:s text:c="5"/>You specify the shell script or command to be run when an alert is raised,</text:p>
      <text:p text:style-name="Preformatted_20_Text"><text:s text:c="5"/>and when an alert is cancelled. The shell scripts are passed the name of</text:p>
      <text:p text:style-name="Preformatted_20_Text"><text:s text:c="5"/>the job involved in the alert as $1 and any meaningfull text in $2.</text:p>
      <text:p text:style-name="Preformatted_20_Text"/>
      <text:p text:style-name="Preformatted_20_Text"><text:s text:c="5"/>This allows you to fully customise how you handle alerts from the</text:p>
      <text:p text:style-name="Preformatted_20_Text"><text:s text:c="5"/>scheduler, and allows you to forward on both alert events and alert</text:p>
      <text:p text:style-name="Preformatted_20_Text"><text:s text:c="5"/>cancellation events to any monitoring tools you have in place that allow</text:p>
      <text:p text:style-name="Preformatted_20_Text"><text:s text:c="5"/>a command line interface to be run.</text:p>
      <text:p text:style-name="Preformatted_20_Text"/>
      <text:p text:style-name="Preformatted_20_Text"><text:s text:c="5"/>Sample scripts are provided with the job scheduler that invoke the</text:p>
      <text:p text:style-name="Preformatted_20_Text"><text:s text:c="5"/>'logger' program to write them to the syslog task (go to</text:p>
      <text:p text:style-name="Preformatted_20_Text"><text:s text:c="5"/>/var/log/messages). These will be in the directory you installed the job</text:p>
      <text:p text:style-name="Preformatted_20_Text"><text:s text:c="5"/>scheduler application to under the 'alert_tools' directory. You should</text:p>
      <text:p text:style-name="Preformatted_20_Text"><text:s text:c="5"/>customise these to use the alert management tool your site already uses.</text:p>
      <text:p text:style-name="Preformatted_20_Text"/>
      <text:p text:style-name="Preformatted_20_Text"><text:s text:c="5"/>If you chose to use my centralised alert collection tool scripts are</text:p>
      <text:p text:style-name="Preformatted_20_Text"><text:s text:c="5"/>provided with that specifically for interfacing with the job scheduler.</text:p>
      <text:p text:style-name="Preformatted_20_Text"/>
      <text:p text:style-name="Preformatted_20_Text"><text:s text:c="5"/>To use external scripts to forward alerts you need to define a script to</text:p>
      <text:p text:style-name="Preformatted_20_Text"><text:s text:c="5"/>be executed when an alert is raised, and a script to be executed when an</text:p>
      <text:p text:style-name="Preformatted_20_Text"><text:s text:c="5"/>alert, is cancelled; then turn them on.</text:p>
      <text:p text:style-name="Preformatted_20_Text"/>
      <text:p text:style-name="Preformatted_20_Text"><text:s text:c="5"/>The commands are as below</text:p>
      <text:p text:style-name="Preformatted_20_Text"><text:s text:c="8"/>SCHED ALERT FORWARDING EXECRAISECMD /full/program/path</text:p>
      <text:p text:style-name="Preformatted_20_Text"><text:s text:c="8"/>SCHED ALERT FORWARDING EXECCANCELCMD /full/program/path</text:p>
      <text:p text:style-name="P13"><text:s text:c="8"/>SCHED ALERT FORWARDING ACTION EXTERNALCMD</text:p>
      <text:h text:style-name="Heading_20_1" text:outline-level="1" text:is-list-header="true"><text:bookmark text:name="#sect13"/><text:soft-page-break/>13. Miscellaneous Commands</text:h>
      <text:h text:style-name="Heading_20_2" text:outline-level="2"><text:bookmark text:name="#sect131"/><text:s text:c="2"/>13.1 OPEN new server command.</text:h>
      <text:p text:style-name="Preformatted_20_Text"/>
      <text:p text:style-name="Preformatted_20_Text"><text:s text:c="4"/>The OPEN command may be used to disconnect from the current server</text:p>
      <text:p text:style-name="Preformatted_20_Text"><text:s text:c="4"/>connection and connect to another job scheduler server.</text:p>
      <text:p text:style-name="Preformatted_20_Text"/>
      <text:p text:style-name="Preformatted_20_Text"><text:s text:c="4"/>While the jobsched_cmd program itself can be used to connect to remote</text:p>
      <text:p text:style-name="Preformatted_20_Text"><text:s text:c="4"/>servers this command is provided to allow connection to remote servers</text:p>
      <text:p text:style-name="Preformatted_20_Text"><text:s text:c="4"/>without having to exit the program and start another one; just easier</text:p>
      <text:p text:style-name="Preformatted_20_Text"><text:s text:c="4"/>when you are managing multiple servers.</text:p>
      <text:p text:style-name="Preformatted_20_Text"/>
      <text:p text:style-name="Preformatted_20_Text"><text:s text:c="4"/>If the optional port number is not provided then the connection will be</text:p>
      <text:p text:style-name="Preformatted_20_Text"><text:s text:c="4"/>attempted to the same port number as you initially connected on with the</text:p>
      <text:p text:style-name="Preformatted_20_Text"><text:s text:c="4"/>new ip address.</text:p>
      <text:p text:style-name="Preformatted_20_Text"/>
      <text:p text:style-name="Preformatted_20_Text"><text:s text:c="4"/>OPEN ipaddr [portnumber]</text:p>
      <text:p text:style-name="Preformatted_20_Text"/>
      <text:p text:style-name="Preformatted_20_Text"><text:s text:c="4"/>Examples:</text:p>
      <text:p text:style-name="Preformatted_20_Text"><text:s text:c="6"/>OPEN 127.0.0.1 9002</text:p>
      <text:p text:style-name="Preformatted_20_Text"><text:s text:c="6"/>OPEN 169.5.6.7</text:p>
      <text:p text:style-name="Preformatted_20_Text"/>
      <text:p text:style-name="Preformatted_20_Text"/>
      <text:h text:style-name="Heading_20_2" text:outline-level="2"><text:s text:c="2"/>13.2 OPEN information.</text:h>
      <text:p text:style-name="Preformatted_20_Text"/>
      <text:p text:style-name="Preformatted_20_Text"><text:s text:c="4"/>If the OPEN command is used with the INFO option then the current server</text:p>
      <text:p text:style-name="Preformatted_20_Text"><text:s text:c="4"/>connection information will be displayed; justthe ipaddr and port number</text:p>
      <text:p text:style-name="Preformatted_20_Text"><text:s text:c="4"/>your current session is connected to.</text:p>
      <text:p text:style-name="Preformatted_20_Text"/>
      <text:p text:style-name="P13"><text:s text:c="4"/>OPEN INFO</text:p>
      <text:p text:style-name="P13"><text:s text:c="4"/>note: “sched showsessions” is used to display all connected sessions.</text:p>
      <text:h text:style-name="Heading_20_1" text:outline-level="1" text:is-list-header="true"/>
      <text:h text:style-name="P19" text:outline-level="1" text:is-list-header="true"><text:bookmark text:name="#sect14"/>14. Server Debugging Facility</text:h>
      <text:h text:style-name="Heading_20_2" text:outline-level="2"><text:bookmark text:name="#sect141"/><text:s text:c="2"/>14.1 <text:s/>When to debug the server</text:h>
      <text:p text:style-name="Preformatted_20_Text"/>
      <text:p text:style-name="Preformatted_20_Text"><text:s text:c="5"/>As a general rule you will only need to debug the server when you are</text:p>
      <text:p text:style-name="Preformatted_20_Text"><text:s text:c="5"/>experiencing problems, have raised a fault, and have been asked to turn</text:p>
      <text:p text:style-name="Preformatted_20_Text"><text:s text:c="5"/>debugging on while you try to recreate a problem you have exprienced.</text:p>
      <text:p text:style-name="Preformatted_20_Text"/>
      <text:p text:style-name="Preformatted_20_Text"><text:s text:c="5"/>As the debuging levels can be set specific to individual library modules</text:p>
      <text:p text:style-name="Preformatted_20_Text"><text:s text:c="5"/>it is best to seek advise before turning debugging on so the author can</text:p>
      <text:p text:style-name="Preformatted_20_Text"><text:s text:c="5"/>let you know which modules he wants additional information from, turning</text:p>
      <text:p text:style-name="Preformatted_20_Text"><text:s text:c="5"/>debugging on all modules will generally produce a trace too large to be of</text:p>
      <text:p text:style-name="Preformatted_20_Text"><text:s text:c="5"/>any use and is not recomended.</text:p>
      <text:p text:style-name="Preformatted_20_Text"/>
      <text:h text:style-name="Heading_20_2" text:outline-level="2"><text:s text:c="2"/>14.2 <text:s/>How the debugging levels work</text:h>
      <text:p text:style-name="Preformatted_20_Text"/>
      <text:p text:style-name="Preformatted_20_Text"><text:s text:c="5"/>The debug levels can be set individually on library components used to</text:p>
      <text:p text:style-name="Preformatted_20_Text"><text:s text:c="5"/>build the server, this allows debugging to be switched on for an</text:p>
      <text:p text:style-name="Preformatted_20_Text"><text:s text:c="5"/>individual function of the server when trying to narrow down a problem.</text:p>
      <text:p text:style-name="Preformatted_20_Text"/>
      <text:p text:style-name="Preformatted_20_Text"><text:s text:c="5"/>There are multiple levels that can be used from 0-9, 9 producing the most</text:p>
      <text:p text:style-name="Preformatted_20_Text"><text:s text:c="5"/>information, and 9 should never be used unless you have a spare 5-10gb of</text:p>
      <text:p text:style-name="Preformatted_20_Text"><text:s text:c="5"/>disk space for the log file. What each numeric level provides in the</text:p>
      <text:p text:style-name="Preformatted_20_Text"><text:s text:c="5"/>current release is shown in section 14.5.</text:p>
      <text:p text:style-name="Preformatted_20_Text"/>
      <text:p text:style-name="Preformatted_20_Text"><text:s text:c="5"/>The debug information is written out to the standard log file for the</text:p>
      <text:p text:style-name="Preformatted_20_Text"><text:s text:c="5"/>current day.</text:p>
      <text:p text:style-name="Preformatted_20_Text"/>
      <text:p text:style-name="Preformatted_20_Text"/>
      <text:h text:style-name="Heading_20_2" text:outline-level="2"><text:s text:c="2"/>14.3 <text:s/>Changing the debugging levels at a library level</text:h>
      <text:p text:style-name="Preformatted_20_Text"/>
      <text:p text:style-name="Preformatted_20_Text"><text:s text:c="3"/>Only a user logged on with Administrator privilage can use these commands.</text:p>
      <text:p text:style-name="Preformatted_20_Text"/>
      <text:p text:style-name="Preformatted_20_Text"><text:s text:c="3"/>To enable debugging messages to be written use the command</text:p>
      <text:p text:style-name="Preformatted_20_Text"><text:s text:c="3"/>DEBUG <text:s/></text:p>
      <text:p text:style-name="Preformatted_20_Text"/>
      <text:p text:style-name="Preformatted_20_Text"><text:s text:c="3"/>The <text:s/>options are explained immediately below, the </text:p>
      <text:p text:style-name="Preformatted_20_Text"><text:s text:c="3"/>values for the current release are documented in 14.5.</text:p>
      <text:p text:style-name="Preformatted_20_Text"/>
      <text:p text:style-name="Preformatted_20_Text"><text:s text:c="3"/>DEBUG SERVER n <text:s text:c="5"/>( server main code block )</text:p>
      <text:p text:style-name="Preformatted_20_Text"><text:s text:c="3"/>DEBUG UTILS n <text:s text:c="6"/>( utility library )</text:p>
      <text:p text:style-name="Preformatted_20_Text"><text:s text:c="3"/>DEBUG JOBSLIB n <text:s text:c="4"/>( job definition database functions )</text:p>
      <text:p text:style-name="Preformatted_20_Text"><text:s text:c="3"/>DEBUG APILIB n <text:s text:c="5"/>( api calls )</text:p>
      <text:p text:style-name="Preformatted_20_Text"><text:s text:c="3"/>DEBUG ALERTLIB n <text:s text:c="3"/>( alert queue management )</text:p>
      <text:p text:style-name="Preformatted_20_Text"><text:s text:c="3"/>DEBUG CALENDAR n <text:s text:c="3"/>( calendar processing )</text:p>
      <text:p text:style-name="Preformatted_20_Text"><text:s text:c="3"/>DEBUG SCHEDLIB n <text:s text:c="3"/>( active queue and dependency queue functions )</text:p>
      <text:p text:style-name="Preformatted_20_Text"><text:s text:c="3"/>DEBUG BULLETPROOF n ( data structure checking library ) </text:p>
      <text:p text:style-name="Preformatted_20_Text"><text:s text:c="3"/>DEBUG USERS n <text:s text:c="6"/>( user record functions ) </text:p>
      <text:p text:style-name="Preformatted_20_Text"><text:s text:c="3"/>DEBUG MEMORY n <text:s text:c="5"/>( memory library functions ) </text:p>
      <text:p text:style-name="Preformatted_20_Text"/>
      <text:p text:style-name="Preformatted_20_Text"><text:s text:c="3"/>Notes: The SCHED STATUS command will display what the current log level</text:p>
      <text:p text:style-name="Preformatted_20_Text"><text:soft-page-break/><text:s text:c="10"/>settings are for each component.</text:p>
      <text:p text:style-name="Preformatted_20_Text"/>
      <text:h text:style-name="Heading_20_2" text:outline-level="2"><text:s text:c="2"/>14.4 <text:s/>Globally changing debugging levels</text:h>
      <text:p text:style-name="Preformatted_20_Text"/>
      <text:p text:style-name="Preformatted_20_Text"><text:s text:c="3"/>Only a user logged on with Administrator privilage can use these commands.</text:p>
      <text:p text:style-name="Preformatted_20_Text"/>
      <text:p text:style-name="Preformatted_20_Text"><text:s text:c="3"/>It is possible to change the log level for all components with a single</text:p>
      <text:p text:style-name="Preformatted_20_Text"><text:s text:c="3"/>command, which is...</text:p>
      <text:p text:style-name="Preformatted_20_Text"/>
      <text:p text:style-name="Preformatted_20_Text"><text:s text:c="3"/>DEBUG ALL n</text:p>
      <text:p text:style-name="Preformatted_20_Text"><text:s text:c="3"/>Don't use n=9 with this unless you have a couple of gigabytes free in the</text:p>
      <text:p text:style-name="Preformatted_20_Text"><text:s text:c="3"/>job schedulers logging file system.</text:p>
      <text:p text:style-name="Preformatted_20_Text"/>
      <text:p text:style-name="Preformatted_20_Text"><text:s text:c="3"/>Personally I find it most usefull to turn debugging off on all modules when</text:p>
      <text:p text:style-name="Preformatted_20_Text"><text:s text:c="3"/>I have finshed a selective debugging sesion. I'm not sure why you would ever</text:p>
      <text:p text:style-name="Preformatted_20_Text"><text:s text:c="3"/>want to globally turn on debugging, but it is possible.</text:p>
      <text:p text:style-name="Preformatted_20_Text"/>
      <text:p text:style-name="Preformatted_20_Text"><text:s text:c="3"/>n is as for section 14.3, a number in the range 0 to 9, with 0 being to turn</text:p>
      <text:p text:style-name="Preformatted_20_Text"><text:s text:c="3"/>off debuging. </text:p>
      <text:p text:style-name="Preformatted_20_Text"/>
      <text:h text:style-name="Heading_20_2" text:outline-level="2"><text:s text:c="2"/>14.5 <text:s/>Debug levels currently defined</text:h>
      <text:p text:style-name="Preformatted_20_Text"/>
      <text:p text:style-name="Preformatted_20_Text"><text:s text:c="4"/>The following debug levels are defined. The higher the number n the</text:p>
      <text:p text:style-name="Preformatted_20_Text"><text:s text:c="4"/>more debug information will be displayed, as all values of n below</text:p>
      <text:p text:style-name="Preformatted_20_Text"><text:s text:c="4"/>the selected level will also provide debug information.</text:p>
      <text:p text:style-name="Preformatted_20_Text"><text:s text:c="8"/>ie: if loglevel 4 is used data for levels 4, 3, 2 and 1 are logged.</text:p>
      <text:p text:style-name="Preformatted_20_Text"><text:s text:c="8"/>[ 2003/09/22-added <text:span text:style-name="Emphasis">special</text:span> level 5 for memory library, see Note2 ]</text:p>
      <text:p text:style-name="Preformatted_20_Text"/>
      <text:p text:style-name="Preformatted_20_Text"><text:s text:c="3"/>0 = no debugging</text:p>
      <text:p text:style-name="Preformatted_20_Text"><text:s text:c="3"/>1 = proc call level display</text:p>
      <text:p text:style-name="Preformatted_20_Text"><text:s text:c="3"/>2 = IO information (record numbers etc)</text:p>
      <text:p text:style-name="Preformatted_20_Text"><text:s text:c="3"/>4 = variable formatting information</text:p>
      <text:p text:style-name="Preformatted_20_Text"><text:s text:c="3"/>5 = memory only, used only by the MEMORY module (<text:span text:style-name="T5">see note 2 below</text:span>)</text:p>
      <text:p text:style-name="Preformatted_20_Text"><text:s text:c="3"/>6 = malloc/free information (<text:span text:style-name="T4">obsolete, see note1 below</text:span>)</text:p>
      <text:p text:style-name="Preformatted_20_Text"><text:s text:c="3"/>7 = header dump information</text:p>
      <text:p text:style-name="Preformatted_20_Text"><text:s text:c="3"/>8 = record compare information</text:p>
      <text:p text:style-name="Preformatted_20_Text"><text:s text:c="3"/>9 is everything, including timer proc calls that occur about</text:p>
      <text:p text:style-name="Preformatted_20_Text"><text:s text:c="5"/>every 1.5 seconds in the server main code, so have a massive</text:p>
      <text:p text:style-name="Preformatted_20_Text"><text:s text:c="5"/>log file for level 9 (I have filled a 3GB file system in 10 minutes).</text:p>
      <text:p text:style-name="Preformatted_20_Text"/>
      <text:p text:style-name="Preformatted_20_Text"><text:s text:c="3"/>The default log level at server installation is 0 for all modules.</text:p>
      <text:p text:style-name="Preformatted_20_Text"/>
      <text:p text:style-name="Preformatted_20_Text"><text:s text:c="3"/>Considerations</text:p>
      <text:p text:style-name="Preformatted_20_Text"><text:s text:c="3"/>These log levels are the levels defined at the time this document was</text:p>
      <text:p text:style-name="Preformatted_20_Text"><text:s text:c="3"/>written. They are subject to change.</text:p>
      <text:p text:style-name="Preformatted_20_Text"/>
      <text:p text:style-name="P9"><text:s text:c="3"/>Note1: level 6 has been obsoleted with the relocation of all inline</text:p>
      <text:p text:style-name="P9"><text:s text:c="10"/>server memory operation to the common memory library. Selecting</text:p>
      <text:p text:style-name="P9"><text:s text:c="10"/>a setting of 6 for other modules will produce no results as</text:p>
      <text:p text:style-name="P9"><text:s text:c="10"/>they no longer perform memory operations themselves.</text:p>
      <text:p text:style-name="Preformatted_20_Text"><text:s text:c="3"/>Note2: level 5 is only used by the memory library, if used it will</text:p>
      <text:p text:style-name="Preformatted_20_Text"><text:s text:c="10"/>only display memory malloc/free events. This produces a </text:p>
      <text:p text:style-name="Preformatted_20_Text"><text:s text:c="10"/>cleaner log than using level 6 on the memory library as it</text:p>
      <text:p text:style-name="Preformatted_20_Text"><text:s text:c="10"/>suppresses the logging of proc, IO and variable debug events.</text:p>
      <text:p text:style-name="Preformatted_20_Text"/>
      <text:p text:style-name="Preformatted_20_Text"><text:soft-page-break/><text:s text:c="3"/>On memory. A “sched status mem” will dump to the scheduler log file the </text:p>
      <text:p text:style-name="Preformatted_20_Text"><text:s text:c="3"/>current memory allocation activity since the last newday job ran; logfile</text:p>
      <text:p text:style-name="Preformatted_20_Text"><text:s text:c="3"/>example</text:p>
      <text:p text:style-name="P14">Sat Mar 19 12:21:06 2011 INFO: MI001-Memory display requested</text:p>
      <text:p text:style-name="P14">Sat Mar 19 12:21:06 2011 INFO: MI005-No memory slots are currently in use.</text:p>
      <text:p text:style-name="P14">Sat Mar 19 12:21:06 2011 INFO: MI003-Using 0 slots, out of 20 total slots, currently malloced 0 bytes in total</text:p>
      <text:p text:style-name="P14">Sat Mar 19 12:21:06 2011 INFO: MI006-Since last newday - 1 malloc and 1 free calls from stack calls</text:p>
      <text:p text:style-name="P14">Sat Mar 19 12:21:06 2011 INFO: MI004-Memory display ended</text:p>
      <text:h text:style-name="Heading_20_2" text:outline-level="2"><text:s text:c="2"/>14.6 <text:s/>Displaying why a scheduled job was deleted</text:h>
      <text:p text:style-name="Preformatted_20_Text"/>
      <text:p text:style-name="Preformatted_20_Text"><text:s text:c="4"/>Only a user logged on with Administrator privilage can change the</text:p>
      <text:p text:style-name="Preformatted_20_Text"><text:s text:c="4"/>default display method configuration entry. This change affects all</text:p>
      <text:p text:style-name="Preformatted_20_Text"><text:s text:c="4"/>users (it is a server setting, not a session setting).</text:p>
      <text:p text:style-name="Preformatted_20_Text"/>
      <text:p text:style-name="Preformatted_20_Text"><text:s text:c="4"/>Up until this release the command line interface always displayed in a</text:p>
      <text:p text:style-name="Preformatted_20_Text"><text:s text:c="4"/>SCHED LISTALL command why a job was considered complete. This may be</text:p>
      <text:p text:style-name="Preformatted_20_Text"><text:s text:c="4"/>because it had compleded normally, or usefull for me in testing displays if</text:p>
      <text:p text:style-name="Preformatted_20_Text"><text:s text:c="4"/>it was completed while still in dependency wait, in alert state, still in</text:p>
      <text:p text:style-name="Preformatted_20_Text"><text:s text:c="4"/>time wait etc.</text:p>
      <text:p text:style-name="Preformatted_20_Text"><text:s text:c="4"/>There may be occasions when you still want to see this information, which</text:p>
      <text:p text:style-name="Preformatted_20_Text"><text:s text:c="4"/>is now not displayed by default.</text:p>
      <text:p text:style-name="Preformatted_20_Text"/>
      <text:p text:style-name="Preformatted_20_Text"><text:s text:c="4"/>This can be toggled by</text:p>
      <text:p text:style-name="Preformatted_20_Text"><text:s text:c="6"/>SCHED FULLDETAILS ON</text:p>
      <text:p text:style-name="Preformatted_20_Text"><text:s text:c="6"/>SCHED FULLDETAILS OFF</text:p>
      <text:p text:style-name="Preformatted_20_Text"/>
      <text:p text:style-name="Preformatted_20_Text"><text:s text:c="4"/>The supplied browser samples handle both as it has been coded to discard</text:p>
      <text:p text:style-name="Preformatted_20_Text"><text:s text:c="4"/>the full details info if present in the output. With the toggle ON jobs</text:p>
      <text:p text:style-name="Preformatted_20_Text"><text:s text:c="4"/>that have been completed or deleted will be displayed with the</text:p>
      <text:p text:style-name="Preformatted_20_Text"><text:s text:c="4"/>SCHED LISTALL command.</text:p>
      <text:p text:style-name="Preformatted_20_Text"><text:s text:c="4"/>If the toggle is OFF only executing or waiting to execute jobs will be</text:p>
      <text:p text:style-name="P13"><text:s text:c="4"/>displayed.</text:p>
      <text:h text:style-name="Heading_20_1" text:outline-level="1" text:is-list-header="true"/>
      <text:h text:style-name="P19" text:outline-level="1" text:is-list-header="true"><text:bookmark text:name="#sect15"/>15. Command Quick Reference</text:h>
      <text:p text:style-name="Preformatted_20_Text"><text:bookmark text:name="#sect151"/>This section briefly lists the syntax for each of the commands. Any command</text:p>
      <text:p text:style-name="Preformatted_20_Text">with (*** READ THE MANUAL FIRST ***) should not be taken lightly, refer to</text:p>
      <text:p text:style-name="Preformatted_20_Text">the appropriate section of this manual for the impacts and considerations of</text:p>
      <text:p text:style-name="Preformatted_20_Text">using the command before actually using it.</text:p>
      <text:p text:style-name="Preformatted_20_Text"/>
      <text:p text:style-name="Preformatted_20_Text">JOB ADD jobname,OWNER ,TIME ,</text:p>
      <text:p text:style-name="Preformatted_20_Text"><text:s text:c="8"/>CMD unixcommand[,PARM "parmsforcommand"]</text:p>
      <text:p text:style-name="Preformatted_20_Text"><text:s text:c="8"/>[,DEP "JOB |FILE " total of five dependencies]</text:p>
      <text:p text:style-name="Preformatted_20_Text"><text:s text:c="8"/>[,REPEATEVERY nn]</text:p>
      <text:p text:style-name="Preformatted_20_Text"><text:s text:c="8"/>[,DAYS "MON,TUE...,SUN"][,DESC desc test with no commas]</text:p>
      <text:p text:style-name="Preformatted_20_Text">JOB DELETE jobname <text:s text:c="4"/>(*** READ THE MANUAL FIRST ***)</text:p>
      <text:p text:style-name="Preformatted_20_Text">JOB INFO jobname</text:p>
      <text:p text:style-name="Preformatted_20_Text">JOB LISTALL [mask]</text:p>
      <text:p text:style-name="Preformatted_20_Text">JOB SUBMIT jobname <text:s text:c="4"/>(*** READ THE MANUAL FIRST ***)</text:p>
      <text:p text:style-name="Preformatted_20_Text"/>
      <text:p text:style-name="Preformatted_20_Text">ALERT ACK jobname</text:p>
      <text:p text:style-name="Preformatted_20_Text">ALERT FORCEOK jobname <text:s text:c="2"/>(*** READ THE MANUAL FIRST ***)</text:p>
      <text:p text:style-name="Preformatted_20_Text">ALERT INFO jobname</text:p>
      <text:p text:style-name="Preformatted_20_Text">ALERT LISTALL</text:p>
      <text:p text:style-name="Preformatted_20_Text">ALERT RESTART jobname</text:p>
      <text:p text:style-name="Preformatted_20_Text"/>
      <text:p text:style-name="Preformatted_20_Text">CAL ADD calname,TYPE NORMAL|HOLIDAY,YEAR YYYY[,HOLCAL name],format-string</text:p>
      <text:p text:style-name="Preformatted_20_Text">CAL MERGE calname,TYPE JOB|HOLIDAY,YEAR YYYY,format-string</text:p>
      <text:p text:style-name="Preformatted_20_Text">CAL SUBDELETE|UNMERGE calname,TYPE JOB|HOLIDAY,YEAR YYYY,format-string</text:p>
      <text:p text:style-name="Preformatted_20_Text">CAL DELETE calname,TYPE NORMAL|HOLIDAY,YEAR YYYY</text:p>
      <text:p text:style-name="Preformatted_20_Text">CAL LISTALL</text:p>
      <text:p text:style-name="Preformatted_20_Text">CAL INFO calname,TYPE JOB|HOLIDAY,YEAR YYYY</text:p>
      <text:p text:style-name="Preformatted_20_Text"><text:s text:c="6"/>format-string may be one of...</text:p>
      <text:p text:style-name="Preformatted_20_Text"><text:s text:c="11"/>FORMAT MONTHSDAYS "MM/DD,MM/DD,MM/DD,MM/DD,MM/DD,MM/DD..."</text:p>
      <text:p text:style-name="Preformatted_20_Text"><text:s text:c="11"/>FORMAT DAYS ALL|JAN|FEB...DEC "DD,DD,DD,DD..."</text:p>
      <text:p text:style-name="Preformatted_20_Text"><text:s text:c="11"/>FORMAT DAYNAMES "SUN,MON,TUE,WED,THU,FRI,SAT"</text:p>
      <text:p text:style-name="Preformatted_20_Text"/>
      <text:p text:style-name="Preformatted_20_Text">DEBUG SERVER n <text:s text:c="5"/>( server main code block )</text:p>
      <text:p text:style-name="Preformatted_20_Text">DEBUG UTILS n <text:s text:c="6"/>( utility library )</text:p>
      <text:p text:style-name="Preformatted_20_Text">DEBUG JOBSLIB n <text:s text:c="4"/>( job definition database functions )</text:p>
      <text:p text:style-name="Preformatted_20_Text">DEBUG APILIB n <text:s text:c="5"/>( api calls )</text:p>
      <text:p text:style-name="Preformatted_20_Text">DEBUG ALERTLIB n <text:s text:c="3"/>( alert queue management )</text:p>
      <text:p text:style-name="Preformatted_20_Text">DEBUG CALENDAR n <text:s text:c="3"/>( calendar processing )</text:p>
      <text:p text:style-name="Preformatted_20_Text">DEBUG SCHEDLIB n <text:s text:c="3"/>( active queue and dependency queue functions )</text:p>
      <text:p text:style-name="Preformatted_20_Text">DEBUG BULLETPROOF n ( data structure checking library ) </text:p>
      <text:p text:style-name="Preformatted_20_Text">DEBUG USERS n <text:s text:c="6"/>( user record functions ) </text:p>
      <text:p text:style-name="Preformatted_20_Text">DEBUG MEMORY n <text:s text:c="5"/>( memory management library ) </text:p>
      <text:p text:style-name="Preformatted_20_Text">DEBUG ALL n</text:p>
      <text:p text:style-name="Preformatted_20_Text"/>
      <text:p text:style-name="Preformatted_20_Text">DEP LISTALL</text:p>
      <text:p text:style-name="Preformatted_20_Text">DEP LISTWAIT </text:p>
      <text:p text:style-name="Preformatted_20_Text">DEP CLEARALL JOB jobname <text:s text:c="2"/>(*** READ THE MANUAL FIRST ***)</text:p>
      <text:p text:style-name="Preformatted_20_Text">DEP CLEARALL DEP depname <text:s text:c="2"/>(*** READ THE MANUAL FIRST ***)</text:p>
      <text:p text:style-name="Preformatted_20_Text"/>
      <text:p text:style-name="Preformatted_20_Text">SCHED LISTALL [jobmask]</text:p>
      <text:p text:style-name="Preformatted_20_Text">SCHED RUNNOW jobname <text:s text:c="2"/>(*** READ THE MANUAL FIRST ***)</text:p>
      <text:p text:style-name="Preformatted_20_Text">SCHED HOLD-ON jobname</text:p>
      <text:p text:style-name="Preformatted_20_Text">SCHED HOLD-OFF jobname</text:p>
      <text:p text:style-name="Preformatted_20_Text">SCHED DELETE jobname <text:s text:c="2"/>(*** READ THE MANUAL FIRST ***)</text:p>
      <text:p text:style-name="Preformatted_20_Text">SCHED STATUS</text:p>
      <text:p text:style-name="Preformatted_20_Text"><text:soft-page-break/>SCHED SHOWSESSIONS</text:p>
      <text:p text:style-name="Preformatted_20_Text">SCHED EXECJOBS OFF</text:p>
      <text:p text:style-name="Preformatted_20_Text">SCHED EXECJOBS ON</text:p>
      <text:p text:style-name="Preformatted_20_Text">SCHED SHUTDOWN</text:p>
      <text:p text:style-name="Preformatted_20_Text">SCHED SHUTDOWN FORCEDOWN (*** READ THE MANUAL FIRST ***)</text:p>
      <text:p text:style-name="Preformatted_20_Text">SCHED LICENSE COMPANY company,SERVERNAME servername,EXPIRES yyyymmdd,KEY hex </text:p>
      <text:p text:style-name="Preformatted_20_Text">SCHED CATCHUP ALLDAYS</text:p>
      <text:p text:style-name="Preformatted_20_Text">SCHED CATCHUP NONE</text:p>
      <text:p text:style-name="Preformatted_20_Text">SCHED NEWDAYTIME hh:mm</text:p>
      <text:p text:style-name="Preformatted_20_Text">SCHED NEWDAYPAUSEACTION ALERT</text:p>
      <text:p text:style-name="Preformatted_20_Text">SCHED NEWDAYPAUSEACTION DEPWAIT</text:p>
      <text:p text:style-name="Preformatted_20_Text">SCHED FULLDETAILS ON</text:p>
      <text:p text:style-name="Preformatted_20_Text">SCHED FULLDETAILS OFF</text:p>
      <text:p text:style-name="Preformatted_20_Text"/>
      <text:p text:style-name="Preformatted_20_Text">SCHED ALERT FORWARDING ACTION OFF | EXTERNALCMD</text:p>
      <text:p text:style-name="Preformatted_20_Text">SCHED ALERT FORWARDING EXECRAISECMD /full/program/path</text:p>
      <text:p text:style-name="Preformatted_20_Text">SCHED ALERT FORWARDING EXECCANCELCMD /full/program/path</text:p>
      <text:p text:style-name="Preformatted_20_Text"/>
      <text:p text:style-name="Preformatted_20_Text">USER ADD username, PASSWORD password, AUTH ADMIN|OPERATOR|JOB|SECURITY,</text:p>
      <text:p text:style-name="Preformatted_20_Text"><text:s text:c="4"/>AUTOAUTH YES|NO, SUBSETADDAUTH YES|NO|ADMIN,</text:p>
      <text:p text:style-name="Preformatted_20_Text"><text:s text:c="4"/>USERLIST "&lt;1&gt;,&lt;2&gt;...&lt;10&gt;",DESC "descriotion text"</text:p>
      <text:p text:style-name="Preformatted_20_Text">USER DELETE username</text:p>
      <text:p text:style-name="Preformatted_20_Text">USER PASSWORD username,newpassword</text:p>
      <text:p text:style-name="P13">USER INFO username</text:p>
      <text:h text:style-name="Heading_20_1" text:outline-level="1" text:is-list-header="true"/>
      <text:h text:style-name="P19" text:outline-level="1" text:is-list-header="true">16. Obtaining Support</text:h>
      <text:p text:style-name="Preformatted_20_Text"><text:bookmark text:name="#sect1511"/>Mark Dickinsons job scheduler is now released as free software. As such there is no longer any dedicated support for this application. </text:p>
      <text:p text:style-name="Preformatted_20_Text"/>
      <text:p text:style-name="Preformatted_20_Text">Refer to the site you downloaded the software from for user forum information; at the time of this documents creation only my personal forum exists. I am assuming you didn't download it from my website or you would already have access to my user forum. I have no intention of stopping other sites from making my software available; but I also have no intention of supporting anything provided to you by other sites (as it's obviously out of date if you have a problem with it)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jobsched_cmd user manual: Marks Job Scheduler is <text:s/>copyright Mark Dickinson 2001-2011</text:p>
      </style:header>
      <style:footer>
        <text:p text:style-name="MP1">Page <text:page-number text:select-page="current">40</text:page-number> of <text:page-count>4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18T19:43:40.79</meta:creation-date>
    <dc:date>2011-03-21T05:27:16.68</dc:date>
    <meta:editing-duration>PT03H56M37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40" meta:paragraph-count="1289" meta:word-count="11282" meta:character-count="71822"/>
    <meta:user-defined meta:name="Info 1"/>
    <meta:user-defined meta:name="Info 2"/>
    <meta:user-defined meta:name="Info 3"/>
    <meta:user-defined meta:name="Info 4"/>
  </office:meta>
</office:document-meta>
</file>